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73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2">
      <style:drawing-page-properties draw:fill="bitmap" draw:fill-image-name="a69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0">
      <style:paragraph-properties fo:line-height="100%" fo:text-align="left" style:tab-stop-distance="0.5in" fo:margin-left="0.4375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57">
      <style:drawing-page-properties draw:fill="bitmap" draw:fill-image-name="a75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0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99">
      <style:drawing-page-properties draw:fill="bitmap" draw:fill-image-name="a79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6">
      <style:drawing-page-properties draw:fill="bitmap" draw:fill-image-name="a68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1in" style:font-size-asian="1in" style:font-size-complex="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1in" style:font-size-asian="1in" style:font-size-complex="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36">
      <style:drawing-page-properties draw:fill="bitmap" draw:fill-image-name="a73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793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789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725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7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6559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733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729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750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746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07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754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16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23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765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702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774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7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6559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778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714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785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</office:automatic-styles>
  <office:body>
    <office:presentation>
      <draw:page draw:name="Slide1" draw:style-name="a686" draw:master-page-name="Master1-Layout1-title-Title-Slide" presentation:presentation-page-layout-name="Master1-PPL1" draw:id="Slide-256">
        <draw:frame draw:id="id222" presentation:style-name="a690" draw:name="Title 1" svg:x="1.26307in" svg:y="1.58333in" svg:width="9.65186in" svg:height="3.64127in" presentation:class="title" presentation:placeholder="false">
          <draw:text-box>
            <text:p text:style-name="a689" text:class-names="" text:cond-style-name=""><text:span text:style-name="a687" text:class-names="">Software Engineering</text:span><text:span text:style-name="a688" text:class-names=""/></text:p>
          </draw:text-box>
          <svg:title/>
          <svg:desc/>
        </draw:frame>
      </draw:page>
      <draw:page draw:name="Slide2" draw:style-name="a692" draw:master-page-name="Master1-Layout2-obj-Title-and-Content" presentation:presentation-page-layout-name="Master1-PPL2" draw:id="Slide-257">
        <draw:frame draw:id="id223" presentation:style-name="a696" draw:name="Title 1" svg:x="0.7066in" svg:y="0.4951in" svg:width="10.28513in" svg:height="1.53164in" presentation:class="title" presentation:placeholder="false">
          <draw:text-box>
            <text:p text:style-name="a695" text:class-names="" text:cond-style-name=""><text:span text:style-name="a693" text:class-names="">Object Orientated Principles;<text:line-break/>Encapsulation</text:span><text:span text:style-name="a694" text:class-names=""/></text:p>
          </draw:text-box>
          <svg:title/>
          <svg:desc/>
        </draw:frame>
        <draw:frame draw:id="id224" presentation:style-name="a734" draw:name="Content Placeholder 2" svg:x="1.2066in" svg:y="2.2451in" svg:width="9.78406in" svg:height="4.58823in" presentation:class="outline" presentation:placeholder="false">
          <draw:text-box>
            <text:list text:style-name="a702">
              <text:list-item>
                <text:p text:style-name="a701" text:class-names="" text:cond-style-name=""><text:span text:style-name="a697" text:class-names="">Encapsulation is the hiding of data implementation by restricting access to accessors and<text:s text:c="1"/></text:span><text:span text:style-name="a698" text:class-names="">mutators</text:span><text:span text:style-name="a699" text:class-names="">.</text:span><text:span text:style-name="a700" text:class-names=""/></text:p>
              </text:list-item>
            </text:list>
            <text:list text:style-name="a714">
              <text:list-item>
                <text:p text:style-name="a713" text:class-names="" text:cond-style-name=""><text:span text:style-name="a703" text:class-names="">An accessor is a method that is used to<text:s text:c="1"/></text:span><text:span text:style-name="a704" text:class-names="">find out about an object.<text:s text:c="1"/></text:span><text:span text:style-name="a705" text:class-names="">In OOP,<text:s text:c="1"/></text:span><text:span text:style-name="a706" text:class-names="">this is usually done<text:s text:c="1"/></text:span><text:span text:style-name="a707" text:class-names="">in the form of properties, which have a </text:span><text:span text:style-name="a708" text:class-names="">”get”</text:span><text:span text:style-name="a709" text:class-names=""> method, which is an accessor method. However, accessor methods are not restricted to properties and can be any public method that gives information about the state of<text:s text:c="1"/></text:span><text:span text:style-name="a710" text:class-names="">an<text:s text:c="1"/></text:span><text:span text:style-name="a711" text:class-names="">object</text:span><text:span text:style-name="a712" text:class-names="">.</text:span></text:p>
              </text:list-item>
            </text:list>
            <text:list text:style-name="a725">
              <text:list-item>
                <text:p text:style-name="a724" text:class-names="" text:cond-style-name=""><text:span text:style-name="a715" text:class-names="">Mutators</text:span><text:span text:style-name="a716" text:class-names=""> </text:span><text:span text:style-name="a717" text:class-names="">are a<text:s text:c="1"/></text:span><text:span text:style-name="a718" text:class-names="">public method that is used to modify the state of an object, while hiding the implementation of exactly how the data<text:s text:c="1"/></text:span><text:span text:style-name="a719" text:class-names="">is<text:s text:c="1"/></text:span><text:span text:style-name="a720" text:class-names="">modified. It’s the set method that<text:s text:c="1"/></text:span><text:span text:style-name="a721" text:class-names="">allows the modification of the<text:s text:c="1"/></text:span><text:span text:style-name="a722" text:class-names="">member data behind the scenes</text:span><text:span text:style-name="a723" text:class-names="">.</text:span></text:p>
              </text:list-item>
            </text:list>
            <text:list text:style-name="a729">
              <text:list-item>
                <text:p text:style-name="a728" text:class-names="" text:cond-style-name=""><text:span text:style-name="a726" text:class-names="">Hiding the internals of the object protects its integrity by preventing users from setting the internal data of the component into an invalid or inconsistent state</text:span><text:span text:style-name="a727" text:class-names="">.</text:span></text:p>
              </text:list-item>
            </text:list>
            <text:list text:style-name="a733">
              <text:list-item>
                <text:p text:style-name="a732" text:class-names="" text:cond-style-name=""><text:span text:style-name="a730" text:class-names="">A main benefit of encapsulation is that it reduces system complexity</text:span><text:span text:style-name="a731" text:class-names=""/></text:p>
              </text:list-item>
            </text:list>
          </draw:text-box>
          <svg:title/>
          <svg:desc/>
        </draw:frame>
      </draw:page>
      <draw:page draw:name="Slide3" draw:style-name="a736" draw:master-page-name="Master1-Layout2-obj-Title-and-Content" presentation:presentation-page-layout-name="Master1-PPL2" draw:id="Slide-258">
        <draw:frame draw:id="id225" presentation:style-name="a740" draw:name="Title 1" svg:x="0.7066in" svg:y="0.4951in" svg:width="10.28513in" svg:height="1.53164in" presentation:class="title" presentation:placeholder="false">
          <draw:text-box>
            <text:p text:style-name="a739" text:class-names="" text:cond-style-name=""><text:span text:style-name="a737" text:class-names="">Object Orientated Principles;<text:line-break/>Abstraction</text:span><text:span text:style-name="a738" text:class-names=""/></text:p>
          </draw:text-box>
          <svg:title/>
          <svg:desc/>
        </draw:frame>
        <draw:frame draw:id="id226" presentation:style-name="a755" draw:name="Content Placeholder 2" svg:x="1.2066in" svg:y="2.2451in" svg:width="9.78406in" svg:height="4.58823in" presentation:class="outline" presentation:placeholder="false">
          <draw:text-box>
            <text:list text:style-name="a746">
              <text:list-item>
                <text:p text:style-name="a745" text:class-names="" text:cond-style-name=""><text:span text:style-name="a741" text:class-names="">Data abstraction and<text:s text:c="1"/></text:span><text:span text:style-name="a742" text:class-names="">encapsulation<text:s text:c="1"/></text:span><text:span text:style-name="a743" text:class-names="">are closely tied together, because a simple definition of data abstraction is the development of classes, objects, types in terms of their interfaces and functionality, instead of their implementation<text:s text:c="1"/></text:span><text:span text:style-name="a744" text:class-names="">details.</text:span></text:p>
              </text:list-item>
            </text:list>
            <text:list text:style-name="a750">
              <text:list-item>
                <text:p text:style-name="a749" text:class-names="" text:cond-style-name=""><text:span text:style-name="a747" text:class-names="">Abstraction denotes a model, a view, or some other focused representation for an actual item</text:span><text:span text:style-name="a748" text:class-names="">.</text:span></text:p>
              </text:list-item>
            </text:list>
            <text:list text:style-name="a754">
              <text:list-item>
                <text:p text:style-name="a753" text:class-names="" text:cond-style-name=""><text:span text:style-name="a751" text:class-names="">Data<text:s text:c="1"/></text:span><text:span text:style-name="a752" text:class-names="">abstraction is nothing more than the implementation of an object that contains the same essential properties and actions we can find in the original object we are representing.</text:span></text:p>
              </text:list-item>
            </text:list>
          </draw:text-box>
          <svg:title/>
          <svg:desc/>
        </draw:frame>
      </draw:page>
      <draw:page draw:name="Slide4" draw:style-name="a757" draw:master-page-name="Master1-Layout2-obj-Title-and-Content" presentation:presentation-page-layout-name="Master1-PPL2" draw:id="Slide-259">
        <draw:frame draw:id="id227" presentation:style-name="a761" draw:name="Title 1" svg:x="0.7066in" svg:y="0.4951in" svg:width="10.28513in" svg:height="1.53164in" presentation:class="title" presentation:placeholder="false">
          <draw:text-box>
            <text:p text:style-name="a760" text:class-names="" text:cond-style-name=""><text:span text:style-name="a758" text:class-names="">Object Orientated Principles;<text:line-break/>Inheritance</text:span><text:span text:style-name="a759" text:class-names=""/></text:p>
          </draw:text-box>
          <svg:title/>
          <svg:desc/>
        </draw:frame>
        <draw:frame draw:id="id228" presentation:style-name="a797" draw:name="Content Placeholder 2" svg:x="1.2066in" svg:y="2.2451in" svg:width="9.78406in" svg:height="4.58823in" presentation:class="outline" presentation:placeholder="false">
          <draw:text-box>
            <text:list text:style-name="a765">
              <text:list-item>
                <text:p text:style-name="a764" text:class-names="" text:cond-style-name=""><text:span text:style-name="a762" text:class-names="">Inheritance is a way to reuse code of existing objects, or to establish a subtype from an existing object, or both, depending upon programming language support</text:span><text:span text:style-name="a763" text:class-names="">.</text:span></text:p>
              </text:list-item>
            </text:list>
            <text:list text:style-name="a774">
              <text:list-item>
                <text:p text:style-name="a773" text:class-names="" text:cond-style-name=""><text:span text:style-name="a766" text:class-names="">Classes<text:s text:c="1"/></text:span><text:span text:style-name="a767" text:class-names="">can inherit attributes and<text:s text:c="1"/></text:span><text:span text:style-name="a768" text:class-names="">behaviour<text:s text:c="1"/></text:span><text:span text:style-name="a769" text:class-names="">from pre-existing classes called base classes,<text:s text:c="1"/></text:span><text:span text:style-name="a770" text:class-names="">super-classes</text:span><text:span text:style-name="a771" text:class-names="">, parent classes or ancestor classes</text:span><text:span text:style-name="a772" text:class-names="">.</text:span></text:p>
              </text:list-item>
            </text:list>
            <text:list text:style-name="a778">
              <text:list-item>
                <text:p text:style-name="a777" text:class-names="" text:cond-style-name=""><text:span text:style-name="a775" text:class-names="">The resulting classes are known as derived classes, subclasses or child classes</text:span><text:span text:style-name="a776" text:class-names="">.</text:span></text:p>
              </text:list-item>
            </text:list>
            <text:list text:style-name="a781">
              <text:list-item>
                <text:list text:style-name="a781">
                  <text:list-item>
                    <text:p text:style-name="a780" text:class-names="" text:cond-style-name=""><text:span text:style-name="a779" text:class-names="">Subclasses and Super-classes</text:span></text:p>
                  </text:list-item>
                </text:list>
              </text:list-item>
            </text:list>
            <text:list text:style-name="a785">
              <text:list-item>
                <text:p text:style-name="a784" text:class-names="" text:cond-style-name=""><text:span text:style-name="a782" text:class-names="">A subclass is a modular, derivative class that inherits one or more properties from another class (called the superclass</text:span><text:span text:style-name="a783" text:class-names="">).</text:span></text:p>
              </text:list-item>
            </text:list>
            <text:list text:style-name="a789">
              <text:list-item>
                <text:p text:style-name="a788" text:class-names="" text:cond-style-name=""><text:span text:style-name="a786" text:class-names="">The properties commonly include class data variables, properties, and methods or functions</text:span><text:span text:style-name="a787" text:class-names="">.</text:span></text:p>
              </text:list-item>
            </text:list>
            <text:list text:style-name="a793">
              <text:list-item>
                <text:p text:style-name="a792" text:class-names="" text:cond-style-name=""><text:span text:style-name="a790" text:class-names="">The superclass establishes a common interface and foundational functionality, which specialized subclasses can inherit, modify, and supplement.</text:span><text:span text:style-name="a791" text:class-names=""/></text:p>
              </text:list-item>
            </text:list>
            <text:list text:style-name="a796">
              <text:list-item>
                <text:p text:style-name="a795" text:class-names="" text:cond-style-name=""><text:span text:style-name="a794" text:class-names=""/></text:p>
              </text:list-item>
            </text:list>
          </draw:text-box>
          <svg:title/>
          <svg:desc/>
        </draw:frame>
      </draw:page>
      <draw:page draw:name="Slide5" draw:style-name="a799" draw:master-page-name="Master1-Layout2-obj-Title-and-Content" presentation:presentation-page-layout-name="Master1-PPL2" draw:id="Slide-260">
        <draw:frame draw:id="id229" presentation:style-name="a803" draw:name="Title 1" svg:x="0.7066in" svg:y="0.4951in" svg:width="10.28513in" svg:height="1.53164in" presentation:class="title" presentation:placeholder="false">
          <draw:text-box>
            <text:p text:style-name="a802" text:class-names="" text:cond-style-name=""><text:span text:style-name="a800" text:class-names="">Object Orientated Principles;<text:line-break/>Polymorphism</text:span><text:span text:style-name="a801" text:class-names=""/></text:p>
          </draw:text-box>
          <svg:title/>
          <svg:desc/>
        </draw:frame>
        <draw:frame draw:id="id230" presentation:style-name="a824" draw:name="Content Placeholder 2" svg:x="1.2066in" svg:y="2.2451in" svg:width="9.78406in" svg:height="4.58823in" presentation:class="outline" presentation:placeholder="false">
          <draw:text-box>
            <text:list text:style-name="a807">
              <text:list-item>
                <text:p text:style-name="a806" text:class-names="" text:cond-style-name=""><text:span text:style-name="a804" text:class-names="">Polymorphism means one name, many forms. Polymorphism manifests itself by having multiple methods all with the same name, but slightly different functionality</text:span><text:span text:style-name="a805" text:class-names="">.</text:span></text:p>
              </text:list-item>
            </text:list>
            <text:list text:style-name="a816">
              <text:list-item>
                <text:p text:style-name="a815" text:class-names="" text:cond-style-name=""><text:span text:style-name="a808" text:class-names="">Overriding</text:span><text:span text:style-name="a809" text:class-names="">, also<text:s text:c="1"/></text:span><text:span text:style-name="a810" text:class-names="">known as<text:s text:c="1"/></text:span><text:span text:style-name="a811" text:class-names="">run-time polymorphism. For method overloading, the compiler determines which method will be executed, and this decision is made when the code<text:s text:c="1"/></text:span><text:span text:style-name="a812" text:class-names="">is<text:s text:c="1"/></text:span><text:span text:style-name="a813" text:class-names="">compiled</text:span><text:span text:style-name="a814" text:class-names="">.</text:span></text:p>
              </text:list-item>
            </text:list>
            <text:list text:style-name="a823">
              <text:list-item>
                <text:p text:style-name="a822" text:class-names="" text:cond-style-name=""><text:span text:style-name="a817" text:class-names="">Overloading, which is referred to as compile-time polymorphism.<text:s text:c="1"/></text:span><text:span text:style-name="a818" text:class-names="">This method<text:s text:c="1"/></text:span><text:span text:style-name="a819" text:class-names="">will be used for method<text:s text:c="1"/></text:span><text:span text:style-name="a820" text:class-names="">overriding.</text:span><text:span text:style-name="a821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26307in" svg:y="1.58333in" svg:width="9.65186in" svg:height="3.64127in"/>
      <presentation:placeholder presentation:object="subtitle" svg:x="1.26307in" svg:y="5.22461in" svg:width="9.65186in" svg:height="0.94206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2" style:display-name="Title and Content">
      <presentation:placeholder presentation:object="title" svg:x="0.7066in" svg:y="0.4951in" svg:width="10.28513in" svg:height="1.53164in"/>
      <presentation:placeholder presentation:object="object" svg:x="1.2066in" svg:y="2.2451in" svg:width="9.78406in" svg:height="4.58823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3" style:display-name="Section Header">
      <presentation:placeholder presentation:object="title" svg:x="1.26308in" svg:y="3.12963in" svg:width="9.65186in" svg:height="2.09498in"/>
      <presentation:placeholder presentation:object="outline" svg:x="1.26307in" svg:y="5.22461in" svg:width="9.65186in" svg:height="0.94094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4" style:display-name="Two Content">
      <presentation:placeholder presentation:object="title" svg:x="0.7066in" svg:y="0.4951in" svg:width="10.28513in" svg:height="1.53164in"/>
      <presentation:placeholder presentation:object="object" svg:x="1.2066in" svg:y="2.25347in" svg:width="4.80789in" svg:height="4.58854in"/>
      <presentation:placeholder presentation:object="object" svg:x="6.18383in" svg:y="2.24857in" svg:width="4.8079in" svg:height="4.59344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5" style:display-name="Comparison">
      <presentation:placeholder presentation:object="title" svg:x="0.7066in" svg:y="0.4951in" svg:width="10.28513in" svg:height="1.53164in"/>
      <presentation:placeholder presentation:object="outline" svg:x="1.2066in" svg:y="2.08333in" svg:width="4.80789in" svg:height="0.63021in"/>
      <presentation:placeholder presentation:object="object" svg:x="1.2066in" svg:y="2.75in" svg:width="4.80789in" svg:height="4.09201in"/>
      <presentation:placeholder presentation:object="outline" svg:x="6.18383in" svg:y="2.08333in" svg:width="4.80789in" svg:height="0.63021in"/>
      <presentation:placeholder presentation:object="object" svg:x="6.18383in" svg:y="2.75in" svg:width="4.80789in" svg:height="4.09201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6" style:display-name="Title Only">
      <presentation:placeholder presentation:object="title" svg:x="0.7066in" svg:y="0.4951in" svg:width="10.28513in" svg:height="1.53164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7" style:display-name="Blank"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8" style:display-name="Content with Caption">
      <presentation:placeholder presentation:object="title" svg:x="1.26307in" svg:y="1.58333in" svg:width="3.71945in" svg:height="1.58333in"/>
      <presentation:placeholder presentation:object="object" svg:x="5.23252in" svg:y="1.58333in" svg:width="5.68241in" svg:height="5in"/>
      <presentation:placeholder presentation:object="outline" svg:x="1.26307in" svg:y="3.42222in" svg:width="3.71945in" svg:height="3.16667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9" style:display-name="Picture with Caption">
      <presentation:placeholder presentation:object="title" svg:x="1.26193in" svg:y="2.02777in" svg:width="5.56967in" svg:height="1.72223in"/>
      <presentation:placeholder presentation:object="graphic" svg:x="7.60012in" svg:y="1.25in" svg:width="3.5in" svg:height="5in"/>
      <presentation:placeholder presentation:object="outline" svg:x="1.26307in" svg:y="4in" svg:width="5.561in" svg:height="1.5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0" style:display-name="Panoramic Picture with Caption">
      <presentation:placeholder presentation:object="title" svg:x="1.26308in" svg:y="5.24999in" svg:width="9.65186in" svg:height="0.61979in"/>
      <presentation:placeholder presentation:object="graphic" svg:x="1.26307in" svg:y="0.75in" svg:width="9.65186in" svg:height="3.98148in"/>
      <presentation:placeholder presentation:object="outline" svg:x="1.26308in" svg:y="5.86978in" svg:width="9.65185in" svg:height="0.53993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1" style:display-name="Title and Caption">
      <presentation:placeholder presentation:object="title" svg:x="1.26307in" svg:y="1.58333in" svg:width="9.65186in" svg:height="2.16667in"/>
      <presentation:placeholder presentation:object="outline" svg:x="1.26307in" svg:y="4in" svg:width="9.65186in" svg:height="2.58333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2" style:display-name="Quote with Caption">
      <presentation:placeholder presentation:object="title" svg:x="1.72222in" svg:y="1.58333in" svg:width="8.74816in" svg:height="2.54087in"/>
      <presentation:placeholder presentation:object="outline" svg:x="2.11111in" svg:y="4.12421in" svg:width="7.96112in" svg:height="0.37421in"/>
      <presentation:placeholder presentation:object="outline" svg:x="1.26307in" svg:y="4.75794in" svg:width="9.65186in" svg:height="1.83333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3" style:display-name="Name Card">
      <presentation:placeholder presentation:object="title" svg:x="1.26307in" svg:y="3.41667in" svg:width="9.65186in" svg:height="1.80794in"/>
      <presentation:placeholder presentation:object="outline" svg:x="1.26307in" svg:y="5.22461in" svg:width="9.65186in" svg:height="0.94094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4" style:display-name="3 Column">
      <presentation:placeholder presentation:object="title" svg:x="0.7066in" svg:y="0.4951in" svg:width="10.28513in" svg:height="1.53164in"/>
      <presentation:placeholder presentation:object="outline" svg:x="0.6922in" svg:y="2.16667in" svg:width="3.22273in" svg:height="0.63021in"/>
      <presentation:placeholder presentation:object="outline" svg:x="0.71354in" svg:y="2.91667in" svg:width="3.20139in" svg:height="3.92535in"/>
      <presentation:placeholder presentation:object="outline" svg:x="4.24722in" svg:y="2.16667in" svg:width="3.21111in" svg:height="0.63021in"/>
      <presentation:placeholder presentation:object="outline" svg:x="4.23568in" svg:y="2.91667in" svg:width="3.22265in" svg:height="3.92535in"/>
      <presentation:placeholder presentation:object="outline" svg:x="7.79167in" svg:y="2.16667in" svg:width="3.2066in" svg:height="0.63021in"/>
      <presentation:placeholder presentation:object="outline" svg:x="7.79167in" svg:y="2.91667in" svg:width="3.2066in" svg:height="3.92535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5" style:display-name="3 Picture Column">
      <presentation:placeholder presentation:object="title" svg:x="0.7066in" svg:y="0.4951in" svg:width="10.28513in" svg:height="1.53164in"/>
      <presentation:placeholder presentation:object="outline" svg:x="0.71354in" svg:y="4.64889in" svg:width="3.21528in" svg:height="0.63021in"/>
      <presentation:placeholder presentation:object="graphic" svg:x="0.71354in" svg:y="2.41667in" svg:width="3.21528in" svg:height="1.66667in"/>
      <presentation:placeholder presentation:object="outline" svg:x="0.71354in" svg:y="5.2791in" svg:width="3.21528in" svg:height="0.7209in"/>
      <presentation:placeholder presentation:object="outline" svg:x="4.25347in" svg:y="4.64889in" svg:width="3.20486in" svg:height="0.63021in"/>
      <presentation:placeholder presentation:object="graphic" svg:x="4.25347in" svg:y="2.41667in" svg:width="3.20486in" svg:height="1.66667in"/>
      <presentation:placeholder presentation:object="outline" svg:x="4.25199in" svg:y="5.2791in" svg:width="3.20911in" svg:height="0.7209in"/>
      <presentation:placeholder presentation:object="outline" svg:x="7.79167in" svg:y="4.64889in" svg:width="3.2066in" svg:height="0.63021in"/>
      <presentation:placeholder presentation:object="graphic" svg:x="7.79167in" svg:y="2.41667in" svg:width="3.2066in" svg:height="1.66667in"/>
      <presentation:placeholder presentation:object="outline" svg:x="7.79153in" svg:y="5.2791in" svg:width="3.21085in" svg:height="0.7209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6" style:display-name="Title and Vertical Text">
      <presentation:placeholder presentation:object="title" svg:x="0.7066in" svg:y="0.4951in" svg:width="10.28513in" svg:height="1.53164in"/>
      <presentation:placeholder presentation:object="outline" svg:x="1.2066in" svg:y="2.2451in" svg:width="9.78406in" svg:height="4.58823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7" style:display-name="Vertical Title and Text">
      <presentation:placeholder presentation:object="title" svg:x="9.0816in" svg:y="0.47049in" svg:width="1.91667in" svg:height="6.37153in"/>
      <presentation:placeholder presentation:object="outline" svg:x="0.71354in" svg:y="0.97049in" svg:width="8.11805in" svg:height="5.87153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style style:family="graphic" style:name="Graphics"/>
    <style:default-style style:family="graphic">
      <style:graphic-properties draw:fill="solid" draw:fill-color="#b01513" draw:opacity="100%" draw:stroke="solid" svg:stroke-width="0.02083in" svg:stroke-color="#800c0b" svg:stroke-opacity="100%" svg:stroke-linecap="round"/>
    </style:default-style>
    <draw:gradient draw:name="a649" draw:style="radial" draw:cx="50%" draw:cy="50%" draw:start-color="#50b9c1" draw:end-color="#50b9c1" draw:start-intensity="6%" draw:end-intensity="7%"/>
    <draw:gradient draw:name="a138" draw:style="radial" draw:cx="50%" draw:cy="50%" draw:start-color="#50b9c1" draw:end-color="#50b9c1" draw:start-intensity="6%" draw:end-intensity="7%"/>
    <draw:gradient draw:name="a472" draw:style="radial" draw:cx="50%" draw:cy="50%" draw:start-color="#50b9c1" draw:end-color="#50b9c1" draw:start-intensity="6%" draw:end-intensity="7%"/>
    <draw:gradient draw:name="a283" draw:style="radial" draw:cx="50%" draw:cy="50%" draw:start-color="#50b9c1" draw:end-color="#50b9c1" draw:start-intensity="6%" draw:end-intensity="7%"/>
    <draw:gradient draw:name="a4" draw:style="radial" draw:cx="50%" draw:cy="50%" draw:start-color="#50b9c1" draw:end-color="#50b9c1" draw:start-intensity="6%" draw:end-intensity="7%"/>
    <draw:gradient draw:name="a346" draw:style="radial" draw:cx="50%" draw:cy="50%" draw:start-color="#50b9c1" draw:end-color="#50b9c1" draw:start-intensity="6%" draw:end-intensity="7%"/>
    <draw:gradient draw:name="a408" draw:style="radial" draw:cx="50%" draw:cy="50%" draw:start-color="#50b9c1" draw:end-color="#50b9c1" draw:start-intensity="6%" draw:end-intensity="7%"/>
    <draw:gradient draw:name="a548" draw:style="radial" draw:cx="50%" draw:cy="50%" draw:start-color="#50b9c1" draw:end-color="#50b9c1" draw:start-intensity="6%" draw:end-intensity="7%"/>
    <draw:gradient draw:name="a609" draw:style="radial" draw:cx="50%" draw:cy="50%" draw:start-color="#50b9c1" draw:end-color="#50b9c1" draw:start-intensity="6%" draw:end-intensity="7%"/>
    <draw:gradient draw:name="a44" draw:style="radial" draw:cx="50%" draw:cy="50%" draw:start-color="#50b9c1" draw:end-color="#50b9c1" draw:start-intensity="6%" draw:end-intensity="7%"/>
    <draw:gradient draw:name="a111" draw:style="radial" draw:cx="50%" draw:cy="50%" draw:start-color="#50b9c1" draw:end-color="#50b9c1" draw:start-intensity="6%" draw:end-intensity="7%"/>
    <draw:gradient draw:name="a302" draw:style="radial" draw:cx="50%" draw:cy="50%" draw:start-color="#50b9c1" draw:end-color="#50b9c1" draw:start-intensity="6%" draw:end-intensity="7%"/>
    <draw:gradient draw:name="a499" draw:style="radial" draw:cx="50%" draw:cy="50%" draw:start-color="#50b9c1" draw:end-color="#50b9c1" draw:start-intensity="6%" draw:end-intensity="7%"/>
    <draw:gradient draw:name="a435" draw:style="radial" draw:cx="50%" draw:cy="50%" draw:start-color="#50b9c1" draw:end-color="#50b9c1" draw:start-intensity="6%" draw:end-intensity="7%"/>
    <draw:gradient draw:name="a377" draw:style="radial" draw:cx="50%" draw:cy="50%" draw:start-color="#50b9c1" draw:end-color="#50b9c1" draw:start-intensity="6%" draw:end-intensity="7%"/>
    <draw:gradient draw:name="a260" draw:style="radial" draw:cx="50%" draw:cy="50%" draw:start-color="#50b9c1" draw:end-color="#50b9c1" draw:start-intensity="6%" draw:end-intensity="7%"/>
    <draw:gradient draw:name="a195" draw:style="radial" draw:cx="50%" draw:cy="50%" draw:start-color="#50b9c1" draw:end-color="#50b9c1" draw:start-intensity="6%" draw:end-intensity="7%"/>
    <draw:gradient draw:name="a71" draw:style="radial" draw:cx="50%" draw:cy="50%" draw:start-color="#50b9c1" draw:end-color="#50b9c1" draw:start-intensity="6%" draw:end-intensity="7%"/>
    <draw:fill-image draw:name="a279" xlink:href="media/image1.png" xlink:show="embed" xlink:actuate="onLoad"/>
    <draw:fill-image draw:name="a191" xlink:href="media/image1.png" xlink:show="embed" xlink:actuate="onLoad"/>
    <draw:fill-image draw:name="a756" xlink:href="media/image1.png" xlink:show="embed" xlink:actuate="onLoad"/>
    <draw:fill-image draw:name="a495" xlink:href="media/image1.png" xlink:show="embed" xlink:actuate="onLoad"/>
    <draw:fill-image draw:name="a798" xlink:href="media/image1.png" xlink:show="embed" xlink:actuate="onLoad"/>
    <draw:fill-image draw:name="a404" xlink:href="media/image1.png" xlink:show="embed" xlink:actuate="onLoad"/>
    <draw:fill-image draw:name="a373" xlink:href="media/image1.png" xlink:show="embed" xlink:actuate="onLoad"/>
    <draw:fill-image draw:name="a107" xlink:href="media/image1.png" xlink:show="embed" xlink:actuate="onLoad"/>
    <draw:fill-image draw:name="a67" xlink:href="media/image1.png" xlink:show="embed" xlink:actuate="onLoad"/>
    <draw:fill-image draw:name="a431" xlink:href="media/image1.png" xlink:show="embed" xlink:actuate="onLoad"/>
    <draw:fill-image draw:name="a256" xlink:href="media/image1.png" xlink:show="embed" xlink:actuate="onLoad"/>
    <draw:fill-image draw:name="a735" xlink:href="media/image1.png" xlink:show="embed" xlink:actuate="onLoad"/>
    <draw:fill-image draw:name="a134" xlink:href="media/image1.png" xlink:show="embed" xlink:actuate="onLoad"/>
    <draw:fill-image draw:name="a298" xlink:href="media/image1.png" xlink:show="embed" xlink:actuate="onLoad"/>
    <draw:fill-image draw:name="a0" xlink:href="media/image1.png" xlink:show="embed" xlink:actuate="onLoad"/>
    <draw:fill-image draw:name="a544" xlink:href="media/image1.png" xlink:show="embed" xlink:actuate="onLoad"/>
    <draw:fill-image draw:name="a40" xlink:href="media/image1.png" xlink:show="embed" xlink:actuate="onLoad"/>
    <draw:fill-image draw:name="a691" xlink:href="media/image1.png" xlink:show="embed" xlink:actuate="onLoad"/>
    <draw:fill-image draw:name="a605" xlink:href="media/image1.png" xlink:show="embed" xlink:actuate="onLoad"/>
    <draw:fill-image draw:name="a342" xlink:href="media/image1.png" xlink:show="embed" xlink:actuate="onLoad"/>
    <draw:fill-image draw:name="a468" xlink:href="media/image1.png" xlink:show="embed" xlink:actuate="onLoad"/>
    <draw:fill-image draw:name="a645" xlink:href="media/image1.png" xlink:show="embed" xlink:actuate="onLoad"/>
    <draw:fill-image draw:name="a685" xlink:href="media/image1.pn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graphic" style:name="a75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paragraph" style:name="a52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04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8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2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2">
      <style:graphic-properties draw:fill="none" draw:stroke="solid" svg:stroke-width="0.01389in" svg:stroke-color="#8ad0d6" svg:stroke-opacity="40%" svg:stroke-linecap="round"/>
    </style:style>
    <style:style style:family="text" style:name="a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3">
      <style:graphic-properties draw:fill="none" draw:stroke="solid" svg:stroke-width="0.01389in" svg:stroke-color="#8ad0d6" svg:stroke-opacity="40%" svg:stroke-linecap="round"/>
    </style:style>
    <style:style style:family="paragraph" style:name="a87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8">
      <style:drawing-page-properties draw:fill="bitmap" draw:fill-image-name="a10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" style:parent-style-name="Graphics">
      <style:graphic-properties draw:fill="none" fo:clip="rect(0in, 0in, 0in, 0.16549in)" draw:stroke="none"/>
    </style:style>
    <style:style style:family="paragraph" style:name="a21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6">
      <style:drawing-page-properties draw:fill="bitmap" draw:fill-image-name="a64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47" style:parent-style-name="Graphics">
      <style:graphic-properties draw:fill="none" fo:clip="rect(0in, 0in, 0in, 0.16549in)" draw:stroke="none"/>
    </style:style>
    <style:style style:family="text" style:name="a2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8" style:parent-style-name="Graphics">
      <style:graphic-properties draw:fill="none" fo:clip="rect(0in, 0in, 0in, 0.92197in)" draw:stroke="none"/>
    </style:style>
    <style:style style:family="paragraph" style:name="a218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2">
      <style:drawing-page-properties draw:fill="bitmap" draw:fill-image-name="a43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33" style:parent-style-name="Graphics">
      <style:graphic-properties draw:fill="none" fo:clip="rect(0in, 0in, 0in, 0.16549in)" draw:stroke="none"/>
    </style:style>
    <style:style style:family="graphic" style:name="a434" style:parent-style-name="Graphics">
      <style:graphic-properties draw:fill="none" fo:clip="rect(0in, 0in, 0in, 0.92197in)" draw:stroke="none"/>
    </style:style>
    <style:style style:family="paragraph" style:name="a90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6">
      <style:graphic-properties draw:fill="gradient" draw:fill-gradient-name="a435" draw:stroke="none"/>
    </style:style>
    <style:style style:family="text" style:name="a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7" style:parent-style-name="Graphics">
      <style:graphic-properties draw:fill="none" fo:clip="rect(0.50523in, 0in, 0in, 0in)" draw:stroke="none"/>
    </style:style>
    <style:style style:family="paragraph" style:name="a94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38" style:parent-style-name="Graphics">
      <style:graphic-properties draw:fill="none" fo:clip="rect(0in, 0in, 0.25343in, 0in)" draw:stroke="none"/>
    </style:style>
    <style:style style:family="graphic" style:name="a110" style:parent-style-name="Graphics">
      <style:graphic-properties draw:fill="none" fo:clip="rect(0in, 0in, 0in, 0.92197in)" draw:stroke="none"/>
    </style:style>
    <style:style style:family="text" style:name="a5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9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presentation" style:name="a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12">
      <style:graphic-properties draw:fill="gradient" draw:fill-gradient-name="a111" draw:stroke="none"/>
    </style:style>
    <style:style style:family="graphic" style:name="a113" style:parent-style-name="Graphics">
      <style:graphic-properties draw:fill="none" fo:clip="rect(0.50523in, 0in, 0in, 0in)" draw:stroke="none"/>
    </style:style>
    <style:style style:family="paragraph" style:name="a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5">
      <style:drawing-page-properties draw:fill="bitmap" draw:fill-image-name="a54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4" style:parent-style-name="Graphics">
      <style:graphic-properties draw:fill="none" fo:clip="rect(0in, 0in, 0.25343in, 0in)" draw:stroke="none"/>
    </style:style>
    <style:style style:family="graphic" style:name="a115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graphic" style:name="a546" style:parent-style-name="Graphics">
      <style:graphic-properties draw:fill="none" fo:clip="rect(0in, 0in, 0in, 0.16549in)" draw:stroke="none"/>
    </style:style>
    <style:style style:family="text" style:name="a11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7" style:parent-style-name="Graphics">
      <style:graphic-properties draw:fill="none" fo:clip="rect(0in, 0in, 0in, 0.92197in)" draw:stroke="none"/>
    </style:style>
    <style:style style:family="text" style:name="a11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0">
      <style:graphic-properties draw:fill="gradient" draw:fill-gradient-name="a649" draw:stroke="none"/>
    </style:style>
    <style:style style:family="text" style:name="a2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1" style:parent-style-name="Graphics">
      <style:graphic-properties draw:fill="none" fo:clip="rect(0.50523in, 0in, 0in, 0in)" draw:stroke="none"/>
    </style:style>
    <style:style style:family="graphic" style:name="a549">
      <style:graphic-properties draw:fill="gradient" draw:fill-gradient-name="a548" draw:stroke="none"/>
    </style:style>
    <style:style style:family="paragraph" style:name="a1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2" style:parent-style-name="Graphics">
      <style:graphic-properties draw:fill="none" fo:clip="rect(0in, 0in, 0.25343in, 0in)" draw:stroke="none"/>
    </style:style>
    <style:style style:family="presentation" style:name="a1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3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65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tb-rl"/>
    </style:style>
    <style:style style:family="text" style:name="a6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small-caps" fo:color="#8ad0d6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0" style:parent-style-name="Graphics">
      <style:graphic-properties draw:fill="none" fo:clip="rect(0.50523in, 0in, 0in, 0in)" draw:stroke="none"/>
    </style:style>
    <style:style style:family="text" style:name="a120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1" style:parent-style-name="Graphics">
      <style:graphic-properties draw:fill="none" fo:clip="rect(0in, 0in, 0.25343in, 0in)" draw:stroke="none"/>
    </style:style>
    <style:style style:family="paragraph" style:name="a44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2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55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9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3">
      <style:drawing-page-properties draw:fill="bitmap" draw:fill-image-name="a34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44" style:parent-style-name="Graphics">
      <style:graphic-properties draw:fill="none" fo:clip="rect(0in, 0in, 0in, 0.16549in)" draw:stroke="none"/>
    </style:style>
    <style:style style:family="graphic" style:name="a345" style:parent-style-name="Graphics">
      <style:graphic-properties draw:fill="none" fo:clip="rect(0in, 0in, 0in, 0.92197in)" draw:stroke="none"/>
    </style:style>
    <style:style style:family="graphic" style:name="a347">
      <style:graphic-properties draw:fill="gradient" draw:fill-gradient-name="a346" draw:stroke="none"/>
    </style:style>
    <style:style style:family="graphic" style:name="a348" style:parent-style-name="Graphics">
      <style:graphic-properties draw:fill="none" fo:clip="rect(0.50523in, 0in, 0in, 0in)" draw:stroke="none"/>
    </style:style>
    <style:style style:family="graphic" style:name="a349" style:parent-style-name="Graphics">
      <style:graphic-properties draw:fill="none" fo:clip="rect(0in, 0in, 0.25343in, 0in)" draw:stroke="none"/>
    </style:style>
    <style:style style:family="presentation" style:name="a4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3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4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5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5">
      <style:drawing-page-properties draw:fill="bitmap" draw:fill-image-name="a13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6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" style:parent-style-name="Graphics">
      <style:graphic-properties draw:fill="none" fo:clip="rect(0in, 0in, 0in, 0.16549in)" draw:stroke="none"/>
    </style:style>
    <style:style style:family="graphic" style:name="a137" style:parent-style-name="Graphics">
      <style:graphic-properties draw:fill="none" fo:clip="rect(0in, 0in, 0in, 0.92197in)" draw:stroke="none"/>
    </style:style>
    <style:style style:family="text" style:name="a6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9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">
      <style:graphic-properties draw:fill="gradient" draw:fill-gradient-name="a138" draw:stroke="none"/>
    </style:style>
    <style:style style:family="text" style:name="a2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50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6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paragraph" style:name="a46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Arial" fo:font-size="1.69444in" style:font-size-asian="1.69444in" style:font-size-complex="1.6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65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Arial" fo:font-size="1.69444in" style:font-size-asian="1.69444in" style:font-size-complex="1.6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7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" style:parent-style-name="Graphics">
      <style:graphic-properties draw:fill="none" fo:clip="rect(0.50523in, 0in, 0in, 0in)" draw:stroke="none"/>
    </style:style>
    <style:style style:family="drawing-page" style:name="a469">
      <style:drawing-page-properties draw:fill="bitmap" draw:fill-image-name="a46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1" style:parent-style-name="Graphics">
      <style:graphic-properties draw:fill="none" fo:clip="rect(0in, 0in, 0.25343in, 0in)" draw:stroke="none"/>
    </style:style>
    <style:style style:family="presentation" style:name="a5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2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5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presentation" style:name="a1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7">
      <style:drawing-page-properties draw:fill="bitmap" draw:fill-image-name="a25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6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8" style:parent-style-name="Graphics">
      <style:graphic-properties draw:fill="none" fo:clip="rect(0in, 0in, 0in, 0.16549in)" draw:stroke="none"/>
    </style:style>
    <style:style style:family="graphic" style:name="a259" style:parent-style-name="Graphics">
      <style:graphic-properties draw:fill="none" fo:clip="rect(0in, 0in, 0in, 0.92197in)" draw:stroke="none"/>
    </style:style>
    <style:style style:family="presentation" style:name="a3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0" style:parent-style-name="Graphics">
      <style:graphic-properties draw:fill="none" fo:clip="rect(0in, 0in, 0in, 0.16549in)" draw:stroke="none"/>
    </style:style>
    <style:style style:family="presentation" style:name="a3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71" style:parent-style-name="Graphics">
      <style:graphic-properties draw:fill="none" fo:clip="rect(0in, 0in, 0in, 0.92197in)" draw:stroke="none"/>
    </style:style>
    <style:style style:family="graphic" style:name="a473">
      <style:graphic-properties draw:fill="gradient" draw:fill-gradient-name="a472" draw:stroke="none"/>
    </style:style>
    <style:style style:family="graphic" style:name="a474" style:parent-style-name="Graphics">
      <style:graphic-properties draw:fill="none" fo:clip="rect(0.50523in, 0in, 0in, 0in)" draw:stroke="none"/>
    </style:style>
    <style:style style:family="graphic" style:name="a475" style:parent-style-name="Graphics">
      <style:graphic-properties draw:fill="none" fo:clip="rect(0in, 0in, 0.25343in, 0in)" draw:stroke="none"/>
    </style:style>
    <style:style style:family="graphic" style:name="a476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47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4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5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1">
      <style:graphic-properties draw:fill="gradient" draw:fill-gradient-name="a260" draw:stroke="none"/>
    </style:style>
    <style:style style:family="text" style:name="a1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2" style:parent-style-name="Graphics">
      <style:graphic-properties draw:fill="none" fo:clip="rect(0.50523in, 0in, 0in, 0in)" draw:stroke="none"/>
    </style:style>
    <style:style style:family="graphic" style:name="a263" style:parent-style-name="Graphics">
      <style:graphic-properties draw:fill="none" fo:clip="rect(0in, 0in, 0.25343in, 0in)" draw:stroke="none"/>
    </style:style>
    <style:style style:family="graphic" style:name="a264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26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4">
      <style:drawing-page-properties draw:fill="bitmap" draw:fill-image-name="a37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75" style:parent-style-name="Graphics">
      <style:graphic-properties draw:fill="none" fo:clip="rect(0in, 0in, 0in, 0.16549in)" draw:stroke="none"/>
    </style:style>
    <style:style style:family="graphic" style:name="a376" style:parent-style-name="Graphics">
      <style:graphic-properties draw:fill="none" fo:clip="rect(0in, 0in, 0in, 0.92197in)" draw:stroke="none"/>
    </style:style>
    <style:style style:family="graphic" style:name="a378">
      <style:graphic-properties draw:fill="gradient" draw:fill-gradient-name="a377" draw:stroke="none"/>
    </style:style>
    <style:style style:family="presentation" style:name="a4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79" style:parent-style-name="Graphics">
      <style:graphic-properties draw:fill="none" fo:clip="rect(0.50523in, 0in, 0in, 0in)" draw:stroke="none"/>
    </style:style>
    <style:style style:family="text" style:name="a481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93">
      <style:graphic-properties draw:fill="none" draw:stroke="solid" svg:stroke-width="0.01389in" svg:stroke-color="#8ad0d6" svg:stroke-opacity="40%" svg:stroke-linecap="round"/>
    </style:style>
    <style:style style:family="presentation" style:name="a1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94">
      <style:graphic-properties draw:fill="none" draw:stroke="solid" svg:stroke-width="0.01389in" svg:stroke-color="#8ad0d6" svg:stroke-opacity="40%" svg:stroke-linecap="round"/>
    </style:style>
    <style:style style:family="text" style:name="a1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8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0" style:parent-style-name="Graphics">
      <style:graphic-properties draw:fill="none" fo:clip="rect(0in, 0in, 0.25343in, 0in)" draw:stroke="none"/>
    </style:style>
    <style:style style:family="presentation" style:name="a27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381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38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9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presentation" style:name="a4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6">
      <style:drawing-page-properties draw:fill="bitmap" draw:fill-image-name="a49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97" style:parent-style-name="Graphics">
      <style:graphic-properties draw:fill="none" fo:clip="rect(0in, 0in, 0in, 0.16549in)" draw:stroke="none"/>
    </style:style>
    <style:style style:family="graphic" style:name="a498" style:parent-style-name="Graphics">
      <style:graphic-properties draw:fill="none" fo:clip="rect(0in, 0in, 0in, 0.92197in)" draw:stroke="none"/>
    </style:style>
    <style:style style:family="text" style:name="a1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0">
      <style:drawing-page-properties draw:fill="bitmap" draw:fill-image-name="a27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8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1" style:parent-style-name="Graphics">
      <style:graphic-properties draw:fill="none" fo:clip="rect(0in, 0in, 0in, 0.16549in)" draw:stroke="none"/>
    </style:style>
    <style:style style:family="graphic" style:name="a282" style:parent-style-name="Graphics">
      <style:graphic-properties draw:fill="none" fo:clip="rect(0in, 0in, 0in, 0.92197in)" draw:stroke="none"/>
    </style:style>
    <style:style style:family="graphic" style:name="a284">
      <style:graphic-properties draw:fill="gradient" draw:fill-gradient-name="a283" draw:stroke="none"/>
    </style:style>
    <style:style style:family="graphic" style:name="a285" style:parent-style-name="Graphics">
      <style:graphic-properties draw:fill="none" fo:clip="rect(0.50523in, 0in, 0in, 0in)" draw:stroke="none"/>
    </style:style>
    <style:style style:family="graphic" style:name="a286" style:parent-style-name="Graphics">
      <style:graphic-properties draw:fill="none" fo:clip="rect(0in, 0in, 0.25343in, 0in)" draw:stroke="none"/>
    </style:style>
    <style:style style:family="graphic" style:name="a287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3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9">
      <style:drawing-page-properties draw:fill="bitmap" draw:fill-image-name="a29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2">
      <style:drawing-page-properties draw:fill="bitmap" draw:fill-image-name="a19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93" style:parent-style-name="Graphics">
      <style:graphic-properties draw:fill="none" fo:clip="rect(0in, 0in, 0in, 0.16549in)" draw:stroke="none"/>
    </style:style>
    <style:style style:family="graphic" style:name="a194" style:parent-style-name="Graphics">
      <style:graphic-properties draw:fill="none" fo:clip="rect(0in, 0in, 0in, 0.92197in)" draw:stroke="none"/>
    </style:style>
    <style:style style:family="graphic" style:name="a196">
      <style:graphic-properties draw:fill="gradient" draw:fill-gradient-name="a195" draw:stroke="none"/>
    </style:style>
    <style:style style:family="graphic" style:name="a197" style:parent-style-name="Graphics">
      <style:graphic-properties draw:fill="none" fo:clip="rect(0.50523in, 0in, 0in, 0in)" draw:stroke="none"/>
    </style:style>
    <style:style style:family="graphic" style:name="a198" style:parent-style-name="Graphics">
      <style:graphic-properties draw:fill="none" fo:clip="rect(0in, 0in, 0.25343in, 0in)" draw:stroke="none"/>
    </style:style>
    <style:style style:family="graphic" style:name="a199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1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1">
      <style:drawing-page-properties draw:fill="bitmap" draw:fill-image-name="a4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2" style:parent-style-name="Graphics">
      <style:graphic-properties draw:fill="none" fo:clip="rect(0in, 0in, 0in, 0.16549in)" draw:stroke="none"/>
    </style:style>
    <style:style style:family="graphic" style:name="a43" style:parent-style-name="Graphics">
      <style:graphic-properties draw:fill="none" fo:clip="rect(0in, 0in, 0in, 0.92197in)" draw:stroke="none"/>
    </style:style>
    <style:style style:family="graphic" style:name="a45">
      <style:graphic-properties draw:fill="gradient" draw:fill-gradient-name="a44" draw:stroke="none"/>
    </style:style>
    <style:style style:family="graphic" style:name="a46" style:parent-style-name="Graphics">
      <style:graphic-properties draw:fill="none" fo:clip="rect(0.50523in, 0in, 0in, 0in)" draw:stroke="none"/>
    </style:style>
    <style:style style:family="graphic" style:name="a47" style:parent-style-name="Graphics">
      <style:graphic-properties draw:fill="none" fo:clip="rect(0in, 0in, 0.25343in, 0in)" draw:stroke="none"/>
    </style:style>
    <style:style style:family="graphic" style:name="a48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4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">
      <style:drawing-page-properties draw:fill="bitmap" draw:fill-image-name="a0" style:repeat="stretch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 style:parent-style-name="Graphics">
      <style:graphic-properties draw:fill="none" fo:clip="rect(0in, 0in, 0in, 0.16549in)" draw:stroke="none"/>
    </style:style>
    <style:style style:family="presentation" style:name="a6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" style:parent-style-name="Graphics">
      <style:graphic-properties draw:fill="none" fo:clip="rect(0in, 0in, 0in, 0.92197in)" draw:stroke="none"/>
    </style:style>
    <style:style style:family="text" style:name="a6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">
      <style:graphic-properties draw:fill="gradient" draw:fill-gradient-name="a4" draw:stroke="none"/>
    </style:style>
    <style:style style:family="presentation" style:name="a60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6" style:parent-style-name="Graphics">
      <style:graphic-properties draw:fill="none" fo:clip="rect(0.50523in, 0in, 0in, 0in)" draw:stroke="none"/>
    </style:style>
    <style:style style:family="graphic" style:name="a7" style:parent-style-name="Graphics">
      <style:graphic-properties draw:fill="none" fo:clip="rect(0in, 0in, 0.25343in, 0in)" draw:stroke="none"/>
    </style:style>
    <style:style style:family="drawing-page" style:name="a606">
      <style:drawing-page-properties draw:fill="bitmap" draw:fill-image-name="a60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graphic" style:name="a607" style:parent-style-name="Graphics">
      <style:graphic-properties draw:fill="none" fo:clip="rect(0in, 0in, 0in, 0.16549in)" draw:stroke="none"/>
    </style:style>
    <style:style style:family="text" style:name="a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8" style:parent-style-name="Graphics">
      <style:graphic-properties draw:fill="none" fo:clip="rect(0in, 0in, 0in, 0.92197in)" draw:stroke="none"/>
    </style:style>
    <style:style style:family="text" style:name="a5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0">
      <style:graphic-properties draw:fill="gradient" draw:fill-gradient-name="a499" draw:stroke="none"/>
    </style:style>
    <style:style style:family="paragraph" style:name="a5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1" style:parent-style-name="Graphics">
      <style:graphic-properties draw:fill="none" fo:clip="rect(0.50523in, 0in, 0in, 0in)" draw:stroke="none"/>
    </style:style>
    <style:style style:family="presentation" style:name="a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02" style:parent-style-name="Graphics">
      <style:graphic-properties draw:fill="none" fo:clip="rect(0in, 0in, 0.25343in, 0in)" draw:stroke="none"/>
    </style:style>
    <style:style style:family="text" style:name="a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3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50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0">
      <style:graphic-properties draw:fill="gradient" draw:fill-gradient-name="a609" draw:stroke="none"/>
    </style:style>
    <style:style style:family="paragraph" style:name="a50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1" style:parent-style-name="Graphics">
      <style:graphic-properties draw:fill="none" fo:clip="rect(0.50523in, 0in, 0in, 0in)" draw:stroke="none"/>
    </style:style>
    <style:style style:family="graphic" style:name="a612" style:parent-style-name="Graphics">
      <style:graphic-properties draw:fill="none" fo:clip="rect(0in, 0in, 0.25343in, 0in)" draw:stroke="none"/>
    </style:style>
    <style:style style:family="graphic" style:name="a613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61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05">
      <style:drawing-page-properties draw:fill="bitmap" draw:fill-image-name="a40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6" style:parent-style-name="Graphics">
      <style:graphic-properties draw:fill="none" fo:clip="rect(0in, 0in, 0in, 0.16549in)" draw:stroke="none"/>
    </style:style>
    <style:style style:family="paragraph" style:name="a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7" style:parent-style-name="Graphics">
      <style:graphic-properties draw:fill="none" fo:clip="rect(0in, 0in, 0in, 0.92197in)" draw:stroke="none"/>
    </style:style>
    <style:style style:family="presentation" style:name="a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9">
      <style:graphic-properties draw:fill="gradient" draw:fill-gradient-name="a408" draw:stroke="none"/>
    </style:style>
    <style:style style:family="presentation" style:name="a5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">
      <style:drawing-page-properties draw:fill="bitmap" draw:fill-image-name="a6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9" style:parent-style-name="Graphics">
      <style:graphic-properties draw:fill="none" fo:clip="rect(0in, 0in, 0in, 0.16549in)" draw:stroke="none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6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0" style:parent-style-name="Graphics">
      <style:graphic-properties draw:fill="none" fo:clip="rect(0in, 0in, 0in, 0.16549in)" draw:stroke="none"/>
    </style:style>
    <style:style style:family="graphic" style:name="a301" style:parent-style-name="Graphics">
      <style:graphic-properties draw:fill="none" fo:clip="rect(0in, 0in, 0in, 0.92197in)" draw:stroke="none"/>
    </style:style>
    <style:style style:family="graphic" style:name="a303">
      <style:graphic-properties draw:fill="gradient" draw:fill-gradient-name="a302" draw:stroke="none"/>
    </style:style>
    <style:style style:family="graphic" style:name="a304" style:parent-style-name="Graphics">
      <style:graphic-properties draw:fill="none" fo:clip="rect(0.50523in, 0in, 0in, 0in)" draw:stroke="none"/>
    </style:style>
    <style:style style:family="graphic" style:name="a305" style:parent-style-name="Graphics">
      <style:graphic-properties draw:fill="none" fo:clip="rect(0in, 0in, 0.25343in, 0in)" draw:stroke="none"/>
    </style:style>
    <style:style style:family="graphic" style:name="a306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30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0" style:parent-style-name="Graphics">
      <style:graphic-properties draw:fill="none" fo:clip="rect(0.50523in, 0in, 0in, 0in)" draw:stroke="none"/>
    </style:style>
    <style:style style:family="text" style:name="a30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1" style:parent-style-name="Graphics">
      <style:graphic-properties draw:fill="none" fo:clip="rect(0in, 0in, 0.25343in, 0in)" draw:stroke="none"/>
    </style:style>
    <style:style style:family="paragraph" style:name="a3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2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41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" style:parent-style-name="Graphics">
      <style:graphic-properties draw:fill="none" fo:clip="rect(0in, 0in, 0in, 0.92197in)" draw:stroke="none"/>
    </style:style>
    <style:style style:family="paragraph" style:name="a4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2">
      <style:graphic-properties draw:fill="gradient" draw:fill-gradient-name="a71" draw:stroke="none"/>
    </style:style>
    <style:style style:family="text" style:name="a4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" style:parent-style-name="Graphics">
      <style:graphic-properties draw:fill="none" fo:clip="rect(0.50523in, 0in, 0in, 0in)" draw:stroke="none"/>
    </style:style>
    <style:style style:family="paragraph" style:name="a41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" style:parent-style-name="Graphics">
      <style:graphic-properties draw:fill="none" fo:clip="rect(0in, 0in, 0.25343in, 0in)" draw:stroke="none"/>
    </style:style>
    <text:list-style style:name="a2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0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49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623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3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6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2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9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4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3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85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5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8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72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5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75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5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313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79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31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5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6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5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4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3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9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4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2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237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55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5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8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10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633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13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91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16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19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95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1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5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5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660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322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4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0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663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326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44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666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5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2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669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6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5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9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223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5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33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7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9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5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Ion" style:page-layout-name="pageLayout1" draw:style-name="a1">
      <draw:frame draw:id="id0" draw:style-name="a2" draw:name="Picture 7" svg:x="0in" svg:y="2.9196in" svg:width="4.41493in" svg:height="4.5804in" style:rel-width="scale" style:rel-height="scale">
        <draw:image xlink:href="media/image2.png" xlink:type="simple" xlink:show="embed" xlink:actuate="onLoad"/>
        <svg:title/>
        <svg:desc/>
      </draw:frame>
      <draw:frame draw:id="id1" draw:style-name="a3" draw:name="Picture 6" svg:x="0in" svg:y="3.16311in" svg:width="1.66493in" svg:height="2.58689in" style:rel-width="scale" style:rel-height="scale">
        <draw:image xlink:href="media/image3.png" xlink:type="simple" xlink:show="embed" xlink:actuate="onLoad"/>
        <svg:title/>
        <svg:desc/>
      </draw:frame>
      <draw:custom-shape svg:x="9.41493in" svg:y="1.83333in" svg:width="3.08333in" svg:height="3.08333in" draw:id="id2" draw:style-name="a5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3" draw:style-name="a6" draw:name="Picture 8" svg:x="8.74826in" svg:y="0in" svg:width="1.75349in" svg:height="1.24826in" style:rel-width="scale" style:rel-height="scale">
        <draw:image xlink:href="media/image4.png" xlink:type="simple" xlink:show="embed" xlink:actuate="onLoad"/>
        <svg:title/>
        <svg:desc/>
      </draw:frame>
      <draw:frame draw:id="id4" draw:style-name="a7" draw:name="Picture 9" svg:x="9.4115in" svg:y="6.66667in" svg:width="1.08676in" svg:height="0.83333in" style:rel-width="scale" style:rel-height="scale">
        <draw:image xlink:href="media/image5.png" xlink:type="simple" xlink:show="embed" xlink:actuate="onLoad"/>
        <svg:title/>
        <svg:desc/>
      </draw:frame>
      <draw:custom-shape svg:x="11.41493in" svg:y="0in" svg:width="0.75in" svg:height="1.25in" draw:id="id5" draw:style-name="a8" draw:name="Rectangle 1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" presentation:style-name="a12" draw:name="Title Placeholder 1" svg:x="0.7066in" svg:y="0.4951in" svg:width="10.28513in" svg:height="1.53164in" presentation:class="title" presentation:placeholder="false">
        <draw:text-box>
          <text:p text:style-name="a11" text:class-names="" text:cond-style-name=""><text:span text:style-name="a9" text:class-names="">Click to edit Master title style</text:span><text:span text:style-name="a10" text:class-names=""/></text:p>
        </draw:text-box>
        <svg:title/>
        <svg:desc/>
      </draw:frame>
      <draw:frame draw:id="id7" presentation:style-name="a29" draw:name="Text Placeholder 2" svg:x="1.2066in" svg:y="2.2451in" svg:width="9.78406in" svg:height="4.58823in" presentation:class="outline" presentation:placeholder="false">
        <draw:text-box>
          <text:list text:style-name="a15">
            <text:list-item>
              <text:p text:style-name="a14" text:class-names="" text:cond-style-name=""><text:span text:style-name="a13" text:class-names="">Edit Master text styles</text:span></text:p>
            </text:list-item>
          </text:list>
          <text:list text:style-name="a18">
            <text:list-item>
              <text:list text:style-name="a18">
                <text:list-item>
                  <text:p text:style-name="a17" text:class-names="" text:cond-style-name=""><text:span text:style-name="a16" text:class-names="">Second level</text:span></text:p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p text:style-name="a20" text:class-names="" text:cond-style-name=""><text:span text:style-name="a19" text:class-names="">Third level</text:span></text:p>
                    </text:list-item>
                  </text:list>
                </text:list-item>
              </text:list>
            </text:list-item>
          </text:list>
          <text:list text:style-name="a24">
            <text:list-item>
              <text:list text:style-name="a24">
                <text:list-item>
                  <text:list text:style-name="a24">
                    <text:list-item>
                      <text:list text:style-name="a24">
                        <text:list-item>
                          <text:p text:style-name="a23" text:class-names="" text:cond-style-name=""><text:span text:style-name="a2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">
            <text:list-item>
              <text:list text:style-name="a28">
                <text:list-item>
                  <text:list text:style-name="a28">
                    <text:list-item>
                      <text:list text:style-name="a28">
                        <text:list-item>
                          <text:list text:style-name="a28">
                            <text:list-item>
                              <text:p text:style-name="a27" text:class-names="" text:cond-style-name=""><text:span text:style-name="a25" text:class-names="">Fifth level</text:span><text:span text:style-name="a2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" presentation:style-name="a33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32" text:class-names="" text:cond-style-name=""><text:span text:style-name="a30" text:class-names=""><text:date text:fixed="false" style:data-style-name="a31">1/1/2000</text:date></text:span></text:p>
        </draw:text-box>
        <svg:title/>
        <svg:desc/>
      </draw:frame>
      <draw:frame draw:id="id9" presentation:style-name="a36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35" text:class-names="" text:cond-style-name=""><text:span text:style-name="a34" text:class-names=""/></text:p>
        </draw:text-box>
        <svg:title/>
        <svg:desc/>
      </draw:frame>
      <draw:frame draw:id="id10" presentation:style-name="a39" draw:name="Slide Number Placeholder 5" svg:x="11.32168in" svg:y="0.32341in" svg:width="0.91667in" svg:height="0.83955in" presentation:class="page-number" presentation:placeholder="false">
        <draw:text-box>
          <text:p text:style-name="a38" text:class-names="" text:cond-style-name=""><text:span text:style-name="a37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-title-Title-Slide" style:page-layout-name="pageLayout1" draw:style-name="a41">
      <draw:frame draw:id="id11" draw:layer="Master1-bg" draw:style-name="a42" draw:name="Picture 6" svg:x="0in" svg:y="2.9196in" svg:width="4.41493in" svg:height="4.5804in" style:rel-width="scale" style:rel-height="scale">
        <draw:image xlink:href="media/image2.png" xlink:type="simple" xlink:show="embed" xlink:actuate="onLoad"/>
        <svg:title/>
        <svg:desc/>
      </draw:frame>
      <draw:frame draw:id="id12" draw:layer="Master1-bg" draw:style-name="a43" draw:name="Picture 7" svg:x="0in" svg:y="3.16311in" svg:width="1.66493in" svg:height="2.58689in" style:rel-width="scale" style:rel-height="scale">
        <draw:image xlink:href="media/image3.png" xlink:type="simple" xlink:show="embed" xlink:actuate="onLoad"/>
        <svg:title/>
        <svg:desc/>
      </draw:frame>
      <draw:custom-shape svg:x="9.41493in" svg:y="1.83333in" svg:width="3.08333in" svg:height="3.08333in" draw:id="id13" draw:layer="Master1-bg" draw:style-name="a45" draw:name="Oval 8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4" draw:layer="Master1-bg" draw:style-name="a46" draw:name="Picture 9" svg:x="8.74826in" svg:y="0in" svg:width="1.75349in" svg:height="1.24826in" style:rel-width="scale" style:rel-height="scale">
        <draw:image xlink:href="media/image4.png" xlink:type="simple" xlink:show="embed" xlink:actuate="onLoad"/>
        <svg:title/>
        <svg:desc/>
      </draw:frame>
      <draw:frame draw:id="id15" draw:layer="Master1-bg" draw:style-name="a47" draw:name="Picture 10" svg:x="9.4115in" svg:y="6.66667in" svg:width="1.08676in" svg:height="0.83333in" style:rel-width="scale" style:rel-height="scale">
        <draw:image xlink:href="media/image5.png" xlink:type="simple" xlink:show="embed" xlink:actuate="onLoad"/>
        <svg:title/>
        <svg:desc/>
      </draw:frame>
      <draw:custom-shape svg:x="11.41493in" svg:y="0in" svg:width="0.75in" svg:height="1.25in" draw:id="id16" draw:layer="Master1-bg" draw:style-name="a48" draw:name="Rectangle 1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7" presentation:style-name="a52" draw:name="Title 1" svg:x="1.26307in" svg:y="1.58333in" svg:width="9.65186in" svg:height="3.64127in" presentation:class="title" presentation:placeholder="false">
        <draw:text-box>
          <text:p text:style-name="a51" text:class-names="" text:cond-style-name=""><text:span text:style-name="a49" text:class-names="">Click to edit Master title style</text:span><text:span text:style-name="a50" text:class-names=""/></text:p>
        </draw:text-box>
        <svg:title/>
        <svg:desc/>
      </draw:frame>
      <draw:frame draw:id="id18" presentation:style-name="a56" draw:name="Subtitle 2" svg:x="1.26307in" svg:y="5.22461in" svg:width="9.65186in" svg:height="0.94206in" presentation:class="subtitle" presentation:placeholder="false">
        <draw:text-box>
          <text:p text:style-name="a55" text:class-names="" text:cond-style-name=""><text:span text:style-name="a53" text:class-names="">Click to edit Master subtitle style</text:span><text:span text:style-name="a54" text:class-names=""/></text:p>
        </draw:text-box>
        <svg:title/>
        <svg:desc/>
      </draw:frame>
      <draw:frame draw:id="id19" presentation:style-name="a60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59" text:class-names="" text:cond-style-name=""><text:span text:style-name="a57" text:class-names=""><text:date text:fixed="false" style:data-style-name="a58">1/1/2000</text:date></text:span></text:p>
        </draw:text-box>
        <svg:title/>
        <svg:desc/>
      </draw:frame>
      <draw:frame draw:id="id20" presentation:style-name="a63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62" text:class-names="" text:cond-style-name=""><text:span text:style-name="a61" text:class-names=""/></text:p>
        </draw:text-box>
        <svg:title/>
        <svg:desc/>
      </draw:frame>
      <draw:frame draw:id="id21" presentation:style-name="a66" draw:name="Slide Number Placeholder 5" svg:x="11.32168in" svg:y="0.32341in" svg:width="0.91667in" svg:height="0.83955in" presentation:class="page-number" presentation:placeholder="false">
        <draw:text-box>
          <text:p text:style-name="a65" text:class-names="" text:cond-style-name=""><text:span text:style-name="a64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2-obj-Title-and-Content" style:page-layout-name="pageLayout1" draw:style-name="a68">
      <draw:frame draw:id="id22" draw:layer="Master1-bg" draw:style-name="a69" draw:name="Picture 7" svg:x="0in" svg:y="2.9196in" svg:width="4.41493in" svg:height="4.5804in" style:rel-width="scale" style:rel-height="scale">
        <draw:image xlink:href="media/image2.png" xlink:type="simple" xlink:show="embed" xlink:actuate="onLoad"/>
        <svg:title/>
        <svg:desc/>
      </draw:frame>
      <draw:frame draw:id="id23" draw:layer="Master1-bg" draw:style-name="a70" draw:name="Picture 8" svg:x="0in" svg:y="3.16311in" svg:width="1.66493in" svg:height="2.58689in" style:rel-width="scale" style:rel-height="scale">
        <draw:image xlink:href="media/image3.png" xlink:type="simple" xlink:show="embed" xlink:actuate="onLoad"/>
        <svg:title/>
        <svg:desc/>
      </draw:frame>
      <draw:custom-shape svg:x="9.41493in" svg:y="1.83333in" svg:width="3.08333in" svg:height="3.08333in" draw:id="id24" draw:layer="Master1-bg" draw:style-name="a72" draw:name="Oval 9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25" draw:layer="Master1-bg" draw:style-name="a73" draw:name="Picture 10" svg:x="8.74826in" svg:y="0in" svg:width="1.75349in" svg:height="1.24826in" style:rel-width="scale" style:rel-height="scale">
        <draw:image xlink:href="media/image4.png" xlink:type="simple" xlink:show="embed" xlink:actuate="onLoad"/>
        <svg:title/>
        <svg:desc/>
      </draw:frame>
      <draw:frame draw:id="id26" draw:layer="Master1-bg" draw:style-name="a74" draw:name="Picture 11" svg:x="9.4115in" svg:y="6.66667in" svg:width="1.08676in" svg:height="0.83333in" style:rel-width="scale" style:rel-height="scale">
        <draw:image xlink:href="media/image5.png" xlink:type="simple" xlink:show="embed" xlink:actuate="onLoad"/>
        <svg:title/>
        <svg:desc/>
      </draw:frame>
      <draw:custom-shape svg:x="11.41493in" svg:y="0in" svg:width="0.75in" svg:height="1.25in" draw:id="id27" draw:layer="Master1-bg" draw:style-name="a75" draw:name="Rectangle 1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8" presentation:style-name="a79" draw:name="Title 1" svg:x="0.7066in" svg:y="0.4951in" svg:width="10.28513in" svg:height="1.53164in" presentation:class="title" presentation:placeholder="false">
        <draw:text-box>
          <text:p text:style-name="a78" text:class-names="" text:cond-style-name=""><text:span text:style-name="a76" text:class-names="">Click to edit Master title style</text:span><text:span text:style-name="a77" text:class-names=""/></text:p>
        </draw:text-box>
        <svg:title/>
        <svg:desc/>
      </draw:frame>
      <draw:frame draw:id="id29" presentation:style-name="a96" draw:name="Content Placeholder 2" svg:x="1.2066in" svg:y="2.2451in" svg:width="9.78406in" svg:height="4.58823in" presentation:class="object" presentation:placeholder="false">
        <draw:text-box>
          <text:list text:style-name="a82">
            <text:list-item>
              <text:p text:style-name="a81" text:class-names="" text:cond-style-name=""><text:span text:style-name="a80" text:class-names="">Edit Master text styles</text:span></text:p>
            </text:list-item>
          </text:list>
          <text:list text:style-name="a85">
            <text:list-item>
              <text:list text:style-name="a85">
                <text:list-item>
                  <text:p text:style-name="a84" text:class-names="" text:cond-style-name=""><text:span text:style-name="a83" text:class-names="">Second level</text:span></text:p>
                </text:list-item>
              </text:list>
            </text:list-item>
          </text:list>
          <text:list text:style-name="a88">
            <text:list-item>
              <text:list text:style-name="a88">
                <text:list-item>
                  <text:list text:style-name="a88">
                    <text:list-item>
                      <text:p text:style-name="a87" text:class-names="" text:cond-style-name=""><text:span text:style-name="a86" text:class-names="">Third level</text:span></text:p>
                    </text:list-item>
                  </text:list>
                </text:list-item>
              </text:list>
            </text:list-item>
          </text:list>
          <text:list text:style-name="a91">
            <text:list-item>
              <text:list text:style-name="a91">
                <text:list-item>
                  <text:list text:style-name="a91">
                    <text:list-item>
                      <text:list text:style-name="a91">
                        <text:list-item>
                          <text:p text:style-name="a90" text:class-names="" text:cond-style-name=""><text:span text:style-name="a8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list text:style-name="a95">
                        <text:list-item>
                          <text:list text:style-name="a95">
                            <text:list-item>
                              <text:p text:style-name="a94" text:class-names="" text:cond-style-name=""><text:span text:style-name="a92" text:class-names="">Fifth level</text:span><text:span text:style-name="a9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0" presentation:style-name="a100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99" text:class-names="" text:cond-style-name=""><text:span text:style-name="a97" text:class-names=""><text:date text:fixed="false" style:data-style-name="a98">1/1/2000</text:date></text:span></text:p>
        </draw:text-box>
        <svg:title/>
        <svg:desc/>
      </draw:frame>
      <draw:frame draw:id="id31" presentation:style-name="a103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102" text:class-names="" text:cond-style-name=""><text:span text:style-name="a101" text:class-names=""/></text:p>
        </draw:text-box>
        <svg:title/>
        <svg:desc/>
      </draw:frame>
      <draw:frame draw:id="id32" presentation:style-name="a106" draw:name="Slide Number Placeholder 5" svg:x="11.32168in" svg:y="0.32341in" svg:width="0.91667in" svg:height="0.83955in" presentation:class="page-number" presentation:placeholder="false">
        <draw:text-box>
          <text:p text:style-name="a105" text:class-names="" text:cond-style-name=""><text:span text:style-name="a104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3-secHead-Section-Header" style:page-layout-name="pageLayout1" draw:style-name="a108">
      <draw:frame draw:id="id33" draw:layer="Master1-bg" draw:style-name="a109" draw:name="Picture 6" svg:x="0in" svg:y="2.9196in" svg:width="4.41493in" svg:height="4.5804in" style:rel-width="scale" style:rel-height="scale">
        <draw:image xlink:href="media/image2.png" xlink:type="simple" xlink:show="embed" xlink:actuate="onLoad"/>
        <svg:title/>
        <svg:desc/>
      </draw:frame>
      <draw:frame draw:id="id34" draw:layer="Master1-bg" draw:style-name="a110" draw:name="Picture 7" svg:x="0in" svg:y="3.16311in" svg:width="1.66493in" svg:height="2.58689in" style:rel-width="scale" style:rel-height="scale">
        <draw:image xlink:href="media/image3.png" xlink:type="simple" xlink:show="embed" xlink:actuate="onLoad"/>
        <svg:title/>
        <svg:desc/>
      </draw:frame>
      <draw:custom-shape svg:x="9.41493in" svg:y="1.83333in" svg:width="3.08333in" svg:height="3.08333in" draw:id="id35" draw:layer="Master1-bg" draw:style-name="a112" draw:name="Oval 8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36" draw:layer="Master1-bg" draw:style-name="a113" draw:name="Picture 9" svg:x="8.74826in" svg:y="0in" svg:width="1.75349in" svg:height="1.24826in" style:rel-width="scale" style:rel-height="scale">
        <draw:image xlink:href="media/image4.png" xlink:type="simple" xlink:show="embed" xlink:actuate="onLoad"/>
        <svg:title/>
        <svg:desc/>
      </draw:frame>
      <draw:frame draw:id="id37" draw:layer="Master1-bg" draw:style-name="a114" draw:name="Picture 10" svg:x="9.4115in" svg:y="6.66667in" svg:width="1.08676in" svg:height="0.83333in" style:rel-width="scale" style:rel-height="scale">
        <draw:image xlink:href="media/image5.png" xlink:type="simple" xlink:show="embed" xlink:actuate="onLoad"/>
        <svg:title/>
        <svg:desc/>
      </draw:frame>
      <draw:custom-shape svg:x="11.41493in" svg:y="0in" svg:width="0.75in" svg:height="1.25in" draw:id="id38" draw:layer="Master1-bg" draw:style-name="a115" draw:name="Rectangle 1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9" presentation:style-name="a119" draw:name="Title 1" svg:x="1.26308in" svg:y="3.12963in" svg:width="9.65186in" svg:height="2.09498in" presentation:class="title" presentation:placeholder="false">
        <draw:text-box>
          <text:p text:style-name="a118" text:class-names="" text:cond-style-name=""><text:span text:style-name="a116" text:class-names="">Click to edit Master title style</text:span><text:span text:style-name="a117" text:class-names=""/></text:p>
        </draw:text-box>
        <svg:title/>
        <svg:desc/>
      </draw:frame>
      <draw:frame draw:id="id40" presentation:style-name="a123" draw:name="Text Placeholder 2" svg:x="1.26307in" svg:y="5.22461in" svg:width="9.65186in" svg:height="0.94094in" presentation:class="outline" presentation:placeholder="false">
        <draw:text-box>
          <text:list text:style-name="a122">
            <text:list-item>
              <text:p text:style-name="a121" text:class-names="" text:cond-style-name=""><text:span text:style-name="a120" text:class-names="">Edit Master text styles</text:span></text:p>
            </text:list-item>
          </text:list>
        </draw:text-box>
        <svg:title/>
        <svg:desc/>
      </draw:frame>
      <draw:frame draw:id="id41" presentation:style-name="a127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126" text:class-names="" text:cond-style-name=""><text:span text:style-name="a124" text:class-names=""><text:date text:fixed="false" style:data-style-name="a125">1/1/2000</text:date></text:span></text:p>
        </draw:text-box>
        <svg:title/>
        <svg:desc/>
      </draw:frame>
      <draw:frame draw:id="id42" presentation:style-name="a130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129" text:class-names="" text:cond-style-name=""><text:span text:style-name="a128" text:class-names=""/></text:p>
        </draw:text-box>
        <svg:title/>
        <svg:desc/>
      </draw:frame>
      <draw:frame draw:id="id43" presentation:style-name="a133" draw:name="Slide Number Placeholder 5" svg:x="11.32168in" svg:y="0.32341in" svg:width="0.91667in" svg:height="0.83955in" presentation:class="page-number" presentation:placeholder="false">
        <draw:text-box>
          <text:p text:style-name="a132" text:class-names="" text:cond-style-name=""><text:span text:style-name="a131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4-twoObj-Two-Content" style:page-layout-name="pageLayout1" draw:style-name="a135">
      <draw:frame draw:id="id44" draw:layer="Master1-bg" draw:style-name="a136" draw:name="Picture 7" svg:x="0in" svg:y="2.9196in" svg:width="4.41493in" svg:height="4.5804in" style:rel-width="scale" style:rel-height="scale">
        <draw:image xlink:href="media/image2.png" xlink:type="simple" xlink:show="embed" xlink:actuate="onLoad"/>
        <svg:title/>
        <svg:desc/>
      </draw:frame>
      <draw:frame draw:id="id45" draw:layer="Master1-bg" draw:style-name="a137" draw:name="Picture 8" svg:x="0in" svg:y="3.16311in" svg:width="1.66493in" svg:height="2.58689in" style:rel-width="scale" style:rel-height="scale">
        <draw:image xlink:href="media/image3.png" xlink:type="simple" xlink:show="embed" xlink:actuate="onLoad"/>
        <svg:title/>
        <svg:desc/>
      </draw:frame>
      <draw:custom-shape svg:x="9.41493in" svg:y="1.83333in" svg:width="3.08333in" svg:height="3.08333in" draw:id="id46" draw:layer="Master1-bg" draw:style-name="a139" draw:name="Oval 9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47" draw:layer="Master1-bg" draw:style-name="a140" draw:name="Picture 10" svg:x="8.74826in" svg:y="0in" svg:width="1.75349in" svg:height="1.24826in" style:rel-width="scale" style:rel-height="scale">
        <draw:image xlink:href="media/image4.png" xlink:type="simple" xlink:show="embed" xlink:actuate="onLoad"/>
        <svg:title/>
        <svg:desc/>
      </draw:frame>
      <draw:frame draw:id="id48" draw:layer="Master1-bg" draw:style-name="a141" draw:name="Picture 11" svg:x="9.4115in" svg:y="6.66667in" svg:width="1.08676in" svg:height="0.83333in" style:rel-width="scale" style:rel-height="scale">
        <draw:image xlink:href="media/image5.png" xlink:type="simple" xlink:show="embed" xlink:actuate="onLoad"/>
        <svg:title/>
        <svg:desc/>
      </draw:frame>
      <draw:custom-shape svg:x="11.41493in" svg:y="0in" svg:width="0.75in" svg:height="1.25in" draw:id="id49" draw:layer="Master1-bg" draw:style-name="a142" draw:name="Rectangle 1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0" presentation:style-name="a146" draw:name="Title 1" svg:x="0.7066in" svg:y="0.4951in" svg:width="10.28513in" svg:height="1.53164in" presentation:class="title" presentation:placeholder="false">
        <draw:text-box>
          <text:p text:style-name="a145" text:class-names="" text:cond-style-name=""><text:span text:style-name="a143" text:class-names="">Click to edit Master title style</text:span><text:span text:style-name="a144" text:class-names=""/></text:p>
        </draw:text-box>
        <svg:title/>
        <svg:desc/>
      </draw:frame>
      <draw:frame draw:id="id51" presentation:style-name="a163" draw:name="Content Placeholder 2" svg:x="1.2066in" svg:y="2.25347in" svg:width="4.80789in" svg:height="4.58854in" presentation:class="object" presentation:placeholder="false">
        <draw:text-box>
          <text:list text:style-name="a149">
            <text:list-item>
              <text:p text:style-name="a148" text:class-names="" text:cond-style-name=""><text:span text:style-name="a147" text:class-names="">Edit Master text styles</text:span></text:p>
            </text:list-item>
          </text:list>
          <text:list text:style-name="a152">
            <text:list-item>
              <text:list text:style-name="a152">
                <text:list-item>
                  <text:p text:style-name="a151" text:class-names="" text:cond-style-name=""><text:span text:style-name="a150" text:class-names="">Second level</text:span></text:p>
                </text:list-item>
              </text:list>
            </text:list-item>
          </text:list>
          <text:list text:style-name="a155">
            <text:list-item>
              <text:list text:style-name="a155">
                <text:list-item>
                  <text:list text:style-name="a155">
                    <text:list-item>
                      <text:p text:style-name="a154" text:class-names="" text:cond-style-name=""><text:span text:style-name="a153" text:class-names="">Third level</text:span></text:p>
                    </text:list-item>
                  </text:list>
                </text:list-item>
              </text:list>
            </text:list-item>
          </text:list>
          <text:list text:style-name="a158">
            <text:list-item>
              <text:list text:style-name="a158">
                <text:list-item>
                  <text:list text:style-name="a158">
                    <text:list-item>
                      <text:list text:style-name="a158">
                        <text:list-item>
                          <text:p text:style-name="a157" text:class-names="" text:cond-style-name=""><text:span text:style-name="a15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2">
            <text:list-item>
              <text:list text:style-name="a162">
                <text:list-item>
                  <text:list text:style-name="a162">
                    <text:list-item>
                      <text:list text:style-name="a162">
                        <text:list-item>
                          <text:list text:style-name="a162">
                            <text:list-item>
                              <text:p text:style-name="a161" text:class-names="" text:cond-style-name=""><text:span text:style-name="a159" text:class-names="">Fifth level</text:span><text:span text:style-name="a1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2" presentation:style-name="a180" draw:name="Content Placeholder 3" svg:x="6.18383in" svg:y="2.24857in" svg:width="4.8079in" svg:height="4.59344in" presentation:class="object" presentation:placeholder="false">
        <draw:text-box>
          <text:list text:style-name="a166">
            <text:list-item>
              <text:p text:style-name="a165" text:class-names="" text:cond-style-name=""><text:span text:style-name="a164" text:class-names="">Edit Master text styles</text:span></text:p>
            </text:list-item>
          </text:list>
          <text:list text:style-name="a169">
            <text:list-item>
              <text:list text:style-name="a169">
                <text:list-item>
                  <text:p text:style-name="a168" text:class-names="" text:cond-style-name=""><text:span text:style-name="a167" text:class-names="">Second level</text:span></text:p>
                </text:list-item>
              </text:list>
            </text:list-item>
          </text:list>
          <text:list text:style-name="a172">
            <text:list-item>
              <text:list text:style-name="a172">
                <text:list-item>
                  <text:list text:style-name="a172">
                    <text:list-item>
                      <text:p text:style-name="a171" text:class-names="" text:cond-style-name=""><text:span text:style-name="a170" text:class-names="">Third level</text:span></text:p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p text:style-name="a174" text:class-names="" text:cond-style-name=""><text:span text:style-name="a17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list text:style-name="a179">
                        <text:list-item>
                          <text:list text:style-name="a179">
                            <text:list-item>
                              <text:p text:style-name="a178" text:class-names="" text:cond-style-name=""><text:span text:style-name="a176" text:class-names="">Fifth level</text:span><text:span text:style-name="a17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184" draw:transform="translate(-0.54167in -0.16667in) rotate(-1.5708) translate(11.64801in 2.125in)" draw:name="Date Placeholder 4" svg:width="1.08333in" svg:height="0.33333in" presentation:class="date-time" presentation:placeholder="false">
        <draw:text-box>
          <text:p text:style-name="a183" text:class-names="" text:cond-style-name=""><text:span text:style-name="a181" text:class-names=""><text:date text:fixed="false" style:data-style-name="a182">1/1/2000</text:date></text:span></text:p>
        </draw:text-box>
        <svg:title/>
        <svg:desc/>
      </draw:frame>
      <draw:frame draw:id="id54" presentation:style-name="a187" draw:transform="translate(-2.11056in -0.16667in) rotate(-1.5708) translate(11.90012in 3.69389in)" draw:name="Footer Placeholder 5" svg:width="4.22112in" svg:height="0.33333in" presentation:class="footer" presentation:placeholder="false">
        <draw:text-box>
          <text:p text:style-name="a186" text:class-names="" text:cond-style-name=""><text:span text:style-name="a185" text:class-names=""/></text:p>
        </draw:text-box>
        <svg:title/>
        <svg:desc/>
      </draw:frame>
      <draw:frame draw:id="id55" presentation:style-name="a190" draw:name="Slide Number Placeholder 6" svg:x="11.32168in" svg:y="0.32341in" svg:width="0.91667in" svg:height="0.83955in" presentation:class="page-number" presentation:placeholder="false">
        <draw:text-box>
          <text:p text:style-name="a189" text:class-names="" text:cond-style-name=""><text:span text:style-name="a188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5-twoTxTwoObj-Comparison" style:page-layout-name="pageLayout1" draw:style-name="a192">
      <draw:frame draw:id="id56" draw:layer="Master1-bg" draw:style-name="a193" draw:name="Picture 9" svg:x="0in" svg:y="2.9196in" svg:width="4.41493in" svg:height="4.5804in" style:rel-width="scale" style:rel-height="scale">
        <draw:image xlink:href="media/image2.png" xlink:type="simple" xlink:show="embed" xlink:actuate="onLoad"/>
        <svg:title/>
        <svg:desc/>
      </draw:frame>
      <draw:frame draw:id="id57" draw:layer="Master1-bg" draw:style-name="a194" draw:name="Picture 10" svg:x="0in" svg:y="3.16311in" svg:width="1.66493in" svg:height="2.58689in" style:rel-width="scale" style:rel-height="scale">
        <draw:image xlink:href="media/image3.png" xlink:type="simple" xlink:show="embed" xlink:actuate="onLoad"/>
        <svg:title/>
        <svg:desc/>
      </draw:frame>
      <draw:custom-shape svg:x="9.41493in" svg:y="1.83333in" svg:width="3.08333in" svg:height="3.08333in" draw:id="id58" draw:layer="Master1-bg" draw:style-name="a196" draw:name="Oval 11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59" draw:layer="Master1-bg" draw:style-name="a197" draw:name="Picture 12" svg:x="8.74826in" svg:y="0in" svg:width="1.75349in" svg:height="1.24826in" style:rel-width="scale" style:rel-height="scale">
        <draw:image xlink:href="media/image4.png" xlink:type="simple" xlink:show="embed" xlink:actuate="onLoad"/>
        <svg:title/>
        <svg:desc/>
      </draw:frame>
      <draw:frame draw:id="id60" draw:layer="Master1-bg" draw:style-name="a198" draw:name="Picture 13" svg:x="9.4115in" svg:y="6.66667in" svg:width="1.08676in" svg:height="0.83333in" style:rel-width="scale" style:rel-height="scale">
        <draw:image xlink:href="media/image5.png" xlink:type="simple" xlink:show="embed" xlink:actuate="onLoad"/>
        <svg:title/>
        <svg:desc/>
      </draw:frame>
      <draw:custom-shape svg:x="11.41493in" svg:y="0in" svg:width="0.75in" svg:height="1.25in" draw:id="id61" draw:layer="Master1-bg" draw:style-name="a199" draw:name="Rectangle 1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2" presentation:style-name="a203" draw:name="Title 1" svg:x="0.7066in" svg:y="0.4951in" svg:width="10.28513in" svg:height="1.53164in" presentation:class="title" presentation:placeholder="false">
        <draw:text-box>
          <text:p text:style-name="a202" text:class-names="" text:cond-style-name=""><text:span text:style-name="a200" text:class-names="">Click to edit Master title style</text:span><text:span text:style-name="a201" text:class-names=""/></text:p>
        </draw:text-box>
        <svg:title/>
        <svg:desc/>
      </draw:frame>
      <draw:frame draw:id="id63" presentation:style-name="a207" draw:name="Text Placeholder 2" svg:x="1.2066in" svg:y="2.08333in" svg:width="4.80789in" svg:height="0.63021in" presentation:class="outline" presentation:placeholder="false">
        <draw:text-box>
          <text:list text:style-name="a206">
            <text:list-item>
              <text:p text:style-name="a205" text:class-names="" text:cond-style-name=""><text:span text:style-name="a204" text:class-names="">Edit Master text styles</text:span></text:p>
            </text:list-item>
          </text:list>
        </draw:text-box>
        <svg:title/>
        <svg:desc/>
      </draw:frame>
      <draw:frame draw:id="id64" presentation:style-name="a224" draw:name="Content Placeholder 3" svg:x="1.2066in" svg:y="2.75in" svg:width="4.80789in" svg:height="4.09201in" presentation:class="object" presentation:placeholder="false">
        <draw:text-box>
          <text:list text:style-name="a210">
            <text:list-item>
              <text:p text:style-name="a209" text:class-names="" text:cond-style-name=""><text:span text:style-name="a208" text:class-names="">Edit Master text styles</text:span></text:p>
            </text:list-item>
          </text:list>
          <text:list text:style-name="a213">
            <text:list-item>
              <text:list text:style-name="a213">
                <text:list-item>
                  <text:p text:style-name="a212" text:class-names="" text:cond-style-name=""><text:span text:style-name="a211" text:class-names="">Second level</text:span></text:p>
                </text:list-item>
              </text:list>
            </text:list-item>
          </text:list>
          <text:list text:style-name="a216">
            <text:list-item>
              <text:list text:style-name="a216">
                <text:list-item>
                  <text:list text:style-name="a216">
                    <text:list-item>
                      <text:p text:style-name="a215" text:class-names="" text:cond-style-name=""><text:span text:style-name="a214" text:class-names="">Third level</text:span></text:p>
                    </text:list-item>
                  </text:list>
                </text:list-item>
              </text:list>
            </text:list-item>
          </text:list>
          <text:list text:style-name="a219">
            <text:list-item>
              <text:list text:style-name="a219">
                <text:list-item>
                  <text:list text:style-name="a219">
                    <text:list-item>
                      <text:list text:style-name="a219">
                        <text:list-item>
                          <text:p text:style-name="a218" text:class-names="" text:cond-style-name=""><text:span text:style-name="a21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3">
            <text:list-item>
              <text:list text:style-name="a223">
                <text:list-item>
                  <text:list text:style-name="a223">
                    <text:list-item>
                      <text:list text:style-name="a223">
                        <text:list-item>
                          <text:list text:style-name="a223">
                            <text:list-item>
                              <text:p text:style-name="a222" text:class-names="" text:cond-style-name=""><text:span text:style-name="a220" text:class-names="">Fifth level</text:span><text:span text:style-name="a2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5" presentation:style-name="a228" draw:name="Text Placeholder 4" svg:x="6.18383in" svg:y="2.08333in" svg:width="4.80789in" svg:height="0.63021in" presentation:class="outline" presentation:placeholder="false">
        <draw:text-box>
          <text:list text:style-name="a227">
            <text:list-item>
              <text:p text:style-name="a226" text:class-names="" text:cond-style-name=""><text:span text:style-name="a225" text:class-names="">Edit Master text styles</text:span></text:p>
            </text:list-item>
          </text:list>
        </draw:text-box>
        <svg:title/>
        <svg:desc/>
      </draw:frame>
      <draw:frame draw:id="id66" presentation:style-name="a245" draw:name="Content Placeholder 5" svg:x="6.18383in" svg:y="2.75in" svg:width="4.80789in" svg:height="4.09201in" presentation:class="object" presentation:placeholder="false">
        <draw:text-box>
          <text:list text:style-name="a231">
            <text:list-item>
              <text:p text:style-name="a230" text:class-names="" text:cond-style-name=""><text:span text:style-name="a229" text:class-names="">Edit Master text styles</text:span></text:p>
            </text:list-item>
          </text:list>
          <text:list text:style-name="a234">
            <text:list-item>
              <text:list text:style-name="a234">
                <text:list-item>
                  <text:p text:style-name="a233" text:class-names="" text:cond-style-name=""><text:span text:style-name="a232" text:class-names="">Second level</text:span></text:p>
                </text:list-item>
              </text:list>
            </text:list-item>
          </text:list>
          <text:list text:style-name="a237">
            <text:list-item>
              <text:list text:style-name="a237">
                <text:list-item>
                  <text:list text:style-name="a237">
                    <text:list-item>
                      <text:p text:style-name="a236" text:class-names="" text:cond-style-name=""><text:span text:style-name="a235" text:class-names="">Third level</text:span></text:p>
                    </text:list-item>
                  </text:list>
                </text:list-item>
              </text:list>
            </text:list-item>
          </text:list>
          <text:list text:style-name="a240">
            <text:list-item>
              <text:list text:style-name="a240">
                <text:list-item>
                  <text:list text:style-name="a240">
                    <text:list-item>
                      <text:list text:style-name="a240">
                        <text:list-item>
                          <text:p text:style-name="a239" text:class-names="" text:cond-style-name=""><text:span text:style-name="a2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4">
            <text:list-item>
              <text:list text:style-name="a244">
                <text:list-item>
                  <text:list text:style-name="a244">
                    <text:list-item>
                      <text:list text:style-name="a244">
                        <text:list-item>
                          <text:list text:style-name="a244">
                            <text:list-item>
                              <text:p text:style-name="a243" text:class-names="" text:cond-style-name=""><text:span text:style-name="a241" text:class-names="">Fifth level</text:span><text:span text:style-name="a2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249" draw:transform="translate(-0.54167in -0.16667in) rotate(-1.5708) translate(11.64801in 2.125in)" draw:name="Date Placeholder 6" svg:width="1.08333in" svg:height="0.33333in" presentation:class="date-time" presentation:placeholder="false">
        <draw:text-box>
          <text:p text:style-name="a248" text:class-names="" text:cond-style-name=""><text:span text:style-name="a246" text:class-names=""><text:date text:fixed="false" style:data-style-name="a247">1/1/2000</text:date></text:span></text:p>
        </draw:text-box>
        <svg:title/>
        <svg:desc/>
      </draw:frame>
      <draw:frame draw:id="id68" presentation:style-name="a252" draw:transform="translate(-2.11056in -0.16667in) rotate(-1.5708) translate(11.90012in 3.69389in)" draw:name="Footer Placeholder 7" svg:width="4.22112in" svg:height="0.33333in" presentation:class="footer" presentation:placeholder="false">
        <draw:text-box>
          <text:p text:style-name="a251" text:class-names="" text:cond-style-name=""><text:span text:style-name="a250" text:class-names=""/></text:p>
        </draw:text-box>
        <svg:title/>
        <svg:desc/>
      </draw:frame>
      <draw:frame draw:id="id69" presentation:style-name="a255" draw:name="Slide Number Placeholder 8" svg:x="11.32168in" svg:y="0.32341in" svg:width="0.91667in" svg:height="0.83955in" presentation:class="page-number" presentation:placeholder="false">
        <draw:text-box>
          <text:p text:style-name="a254" text:class-names="" text:cond-style-name=""><text:span text:style-name="a253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6-titleOnly-Title-Only" style:page-layout-name="pageLayout1" draw:style-name="a257">
      <draw:frame draw:id="id70" draw:layer="Master1-bg" draw:style-name="a258" draw:name="Picture 7" svg:x="0in" svg:y="2.9196in" svg:width="4.41493in" svg:height="4.5804in" style:rel-width="scale" style:rel-height="scale">
        <draw:image xlink:href="media/image2.png" xlink:type="simple" xlink:show="embed" xlink:actuate="onLoad"/>
        <svg:title/>
        <svg:desc/>
      </draw:frame>
      <draw:frame draw:id="id71" draw:layer="Master1-bg" draw:style-name="a259" draw:name="Picture 8" svg:x="0in" svg:y="3.16311in" svg:width="1.66493in" svg:height="2.58689in" style:rel-width="scale" style:rel-height="scale">
        <draw:image xlink:href="media/image3.png" xlink:type="simple" xlink:show="embed" xlink:actuate="onLoad"/>
        <svg:title/>
        <svg:desc/>
      </draw:frame>
      <draw:custom-shape svg:x="9.41493in" svg:y="1.83333in" svg:width="3.08333in" svg:height="3.08333in" draw:id="id72" draw:layer="Master1-bg" draw:style-name="a261" draw:name="Oval 9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73" draw:layer="Master1-bg" draw:style-name="a262" draw:name="Picture 10" svg:x="8.74826in" svg:y="0in" svg:width="1.75349in" svg:height="1.24826in" style:rel-width="scale" style:rel-height="scale">
        <draw:image xlink:href="media/image4.png" xlink:type="simple" xlink:show="embed" xlink:actuate="onLoad"/>
        <svg:title/>
        <svg:desc/>
      </draw:frame>
      <draw:frame draw:id="id74" draw:layer="Master1-bg" draw:style-name="a263" draw:name="Picture 11" svg:x="9.4115in" svg:y="6.66667in" svg:width="1.08676in" svg:height="0.83333in" style:rel-width="scale" style:rel-height="scale">
        <draw:image xlink:href="media/image5.png" xlink:type="simple" xlink:show="embed" xlink:actuate="onLoad"/>
        <svg:title/>
        <svg:desc/>
      </draw:frame>
      <draw:custom-shape svg:x="11.41493in" svg:y="0in" svg:width="0.75in" svg:height="1.25in" draw:id="id75" draw:layer="Master1-bg" draw:style-name="a264" draw:name="Rectangle 1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6" presentation:style-name="a268" draw:name="Title 1" svg:x="0.7066in" svg:y="0.4951in" svg:width="10.28513in" svg:height="1.53164in" presentation:class="title" presentation:placeholder="false">
        <draw:text-box>
          <text:p text:style-name="a267" text:class-names="" text:cond-style-name=""><text:span text:style-name="a265" text:class-names="">Click to edit Master title style</text:span><text:span text:style-name="a266" text:class-names=""/></text:p>
        </draw:text-box>
        <svg:title/>
        <svg:desc/>
      </draw:frame>
      <draw:frame draw:id="id77" presentation:style-name="a272" draw:transform="translate(-0.54167in -0.16667in) rotate(-1.5708) translate(11.64801in 2.125in)" draw:name="Date Placeholder 2" svg:width="1.08333in" svg:height="0.33333in" presentation:class="date-time" presentation:placeholder="false">
        <draw:text-box>
          <text:p text:style-name="a271" text:class-names="" text:cond-style-name=""><text:span text:style-name="a269" text:class-names=""><text:date text:fixed="false" style:data-style-name="a270">1/1/2000</text:date></text:span></text:p>
        </draw:text-box>
        <svg:title/>
        <svg:desc/>
      </draw:frame>
      <draw:frame draw:id="id78" presentation:style-name="a275" draw:transform="translate(-2.11056in -0.16667in) rotate(-1.5708) translate(11.90012in 3.69389in)" draw:name="Footer Placeholder 3" svg:width="4.22112in" svg:height="0.33333in" presentation:class="footer" presentation:placeholder="false">
        <draw:text-box>
          <text:p text:style-name="a274" text:class-names="" text:cond-style-name=""><text:span text:style-name="a273" text:class-names=""/></text:p>
        </draw:text-box>
        <svg:title/>
        <svg:desc/>
      </draw:frame>
      <draw:frame draw:id="id79" presentation:style-name="a278" draw:name="Slide Number Placeholder 4" svg:x="11.32168in" svg:y="0.32341in" svg:width="0.91667in" svg:height="0.83955in" presentation:class="page-number" presentation:placeholder="false">
        <draw:text-box>
          <text:p text:style-name="a277" text:class-names="" text:cond-style-name=""><text:span text:style-name="a276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7-blank-Blank" style:page-layout-name="pageLayout1" draw:style-name="a280">
      <draw:frame draw:id="id80" draw:layer="Master1-bg" draw:style-name="a281" draw:name="Picture 7" svg:x="0in" svg:y="2.9196in" svg:width="4.41493in" svg:height="4.5804in" style:rel-width="scale" style:rel-height="scale">
        <draw:image xlink:href="media/image2.png" xlink:type="simple" xlink:show="embed" xlink:actuate="onLoad"/>
        <svg:title/>
        <svg:desc/>
      </draw:frame>
      <draw:frame draw:id="id81" draw:layer="Master1-bg" draw:style-name="a282" draw:name="Picture 8" svg:x="0in" svg:y="3.16311in" svg:width="1.66493in" svg:height="2.58689in" style:rel-width="scale" style:rel-height="scale">
        <draw:image xlink:href="media/image3.png" xlink:type="simple" xlink:show="embed" xlink:actuate="onLoad"/>
        <svg:title/>
        <svg:desc/>
      </draw:frame>
      <draw:custom-shape svg:x="9.41493in" svg:y="1.83333in" svg:width="3.08333in" svg:height="3.08333in" draw:id="id82" draw:layer="Master1-bg" draw:style-name="a284" draw:name="Oval 9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83" draw:layer="Master1-bg" draw:style-name="a285" draw:name="Picture 10" svg:x="8.74826in" svg:y="0in" svg:width="1.75349in" svg:height="1.24826in" style:rel-width="scale" style:rel-height="scale">
        <draw:image xlink:href="media/image4.png" xlink:type="simple" xlink:show="embed" xlink:actuate="onLoad"/>
        <svg:title/>
        <svg:desc/>
      </draw:frame>
      <draw:frame draw:id="id84" draw:layer="Master1-bg" draw:style-name="a286" draw:name="Picture 11" svg:x="9.4115in" svg:y="6.66667in" svg:width="1.08676in" svg:height="0.83333in" style:rel-width="scale" style:rel-height="scale">
        <draw:image xlink:href="media/image5.png" xlink:type="simple" xlink:show="embed" xlink:actuate="onLoad"/>
        <svg:title/>
        <svg:desc/>
      </draw:frame>
      <draw:custom-shape svg:x="11.41493in" svg:y="0in" svg:width="0.75in" svg:height="1.25in" draw:id="id85" draw:layer="Master1-bg" draw:style-name="a287" draw:name="Rectangle 1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6" presentation:style-name="a291" draw:transform="translate(-0.54167in -0.16667in) rotate(-1.5708) translate(11.64801in 2.125in)" draw:name="Date Placeholder 1" svg:width="1.08333in" svg:height="0.33333in" presentation:class="date-time" presentation:placeholder="false">
        <draw:text-box>
          <text:p text:style-name="a290" text:class-names="" text:cond-style-name=""><text:span text:style-name="a288" text:class-names=""><text:date text:fixed="false" style:data-style-name="a289">1/1/2000</text:date></text:span></text:p>
        </draw:text-box>
        <svg:title/>
        <svg:desc/>
      </draw:frame>
      <draw:frame draw:id="id87" presentation:style-name="a294" draw:transform="translate(-2.11056in -0.16667in) rotate(-1.5708) translate(11.90012in 3.69389in)" draw:name="Footer Placeholder 2" svg:width="4.22112in" svg:height="0.33333in" presentation:class="footer" presentation:placeholder="false">
        <draw:text-box>
          <text:p text:style-name="a293" text:class-names="" text:cond-style-name=""><text:span text:style-name="a292" text:class-names=""/></text:p>
        </draw:text-box>
        <svg:title/>
        <svg:desc/>
      </draw:frame>
      <draw:frame draw:id="id88" presentation:style-name="a297" draw:name="Slide Number Placeholder 3" svg:x="11.32168in" svg:y="0.32341in" svg:width="0.91667in" svg:height="0.83955in" presentation:class="page-number" presentation:placeholder="false">
        <draw:text-box>
          <text:p text:style-name="a296" text:class-names="" text:cond-style-name=""><text:span text:style-name="a295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8-objTx-Content-with-Caption" style:page-layout-name="pageLayout1" draw:style-name="a299">
      <draw:frame draw:id="id89" draw:layer="Master1-bg" draw:style-name="a300" draw:name="Picture 7" svg:x="0in" svg:y="2.9196in" svg:width="4.41493in" svg:height="4.5804in" style:rel-width="scale" style:rel-height="scale">
        <draw:image xlink:href="media/image2.png" xlink:type="simple" xlink:show="embed" xlink:actuate="onLoad"/>
        <svg:title/>
        <svg:desc/>
      </draw:frame>
      <draw:frame draw:id="id90" draw:layer="Master1-bg" draw:style-name="a301" draw:name="Picture 8" svg:x="0in" svg:y="3.16311in" svg:width="1.66493in" svg:height="2.58689in" style:rel-width="scale" style:rel-height="scale">
        <draw:image xlink:href="media/image3.png" xlink:type="simple" xlink:show="embed" xlink:actuate="onLoad"/>
        <svg:title/>
        <svg:desc/>
      </draw:frame>
      <draw:custom-shape svg:x="9.41493in" svg:y="1.83333in" svg:width="3.08333in" svg:height="3.08333in" draw:id="id91" draw:layer="Master1-bg" draw:style-name="a303" draw:name="Oval 9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92" draw:layer="Master1-bg" draw:style-name="a304" draw:name="Picture 10" svg:x="8.74826in" svg:y="0in" svg:width="1.75349in" svg:height="1.24826in" style:rel-width="scale" style:rel-height="scale">
        <draw:image xlink:href="media/image4.png" xlink:type="simple" xlink:show="embed" xlink:actuate="onLoad"/>
        <svg:title/>
        <svg:desc/>
      </draw:frame>
      <draw:frame draw:id="id93" draw:layer="Master1-bg" draw:style-name="a305" draw:name="Picture 11" svg:x="9.4115in" svg:y="6.66667in" svg:width="1.08676in" svg:height="0.83333in" style:rel-width="scale" style:rel-height="scale">
        <draw:image xlink:href="media/image5.png" xlink:type="simple" xlink:show="embed" xlink:actuate="onLoad"/>
        <svg:title/>
        <svg:desc/>
      </draw:frame>
      <draw:custom-shape svg:x="11.41493in" svg:y="0in" svg:width="0.75in" svg:height="1.25in" draw:id="id94" draw:layer="Master1-bg" draw:style-name="a306" draw:name="Rectangle 1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95" presentation:style-name="a310" draw:name="Title 1" svg:x="1.26307in" svg:y="1.58333in" svg:width="3.71945in" svg:height="1.58333in" presentation:class="title" presentation:placeholder="false">
        <draw:text-box>
          <text:p text:style-name="a309" text:class-names="" text:cond-style-name=""><text:span text:style-name="a307" text:class-names="">Click to edit Master title style</text:span><text:span text:style-name="a308" text:class-names=""/></text:p>
        </draw:text-box>
        <svg:title/>
        <svg:desc/>
      </draw:frame>
      <draw:frame draw:id="id96" presentation:style-name="a327" draw:name="Content Placeholder 2" svg:x="5.23252in" svg:y="1.58333in" svg:width="5.68241in" svg:height="5in" presentation:class="object" presentation:placeholder="false">
        <draw:text-box>
          <text:list text:style-name="a313">
            <text:list-item>
              <text:p text:style-name="a312" text:class-names="" text:cond-style-name=""><text:span text:style-name="a311" text:class-names="">Edit Master text styles</text:span></text:p>
            </text:list-item>
          </text:list>
          <text:list text:style-name="a316">
            <text:list-item>
              <text:list text:style-name="a316">
                <text:list-item>
                  <text:p text:style-name="a315" text:class-names="" text:cond-style-name=""><text:span text:style-name="a314" text:class-names="">Second level</text:span></text:p>
                </text:list-item>
              </text:list>
            </text:list-item>
          </text:list>
          <text:list text:style-name="a319">
            <text:list-item>
              <text:list text:style-name="a319">
                <text:list-item>
                  <text:list text:style-name="a319">
                    <text:list-item>
                      <text:p text:style-name="a318" text:class-names="" text:cond-style-name=""><text:span text:style-name="a317" text:class-names="">Third level</text:span></text:p>
                    </text:list-item>
                  </text:list>
                </text:list-item>
              </text:list>
            </text:list-item>
          </text:list>
          <text:list text:style-name="a322">
            <text:list-item>
              <text:list text:style-name="a322">
                <text:list-item>
                  <text:list text:style-name="a322">
                    <text:list-item>
                      <text:list text:style-name="a322">
                        <text:list-item>
                          <text:p text:style-name="a321" text:class-names="" text:cond-style-name=""><text:span text:style-name="a32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6">
            <text:list-item>
              <text:list text:style-name="a326">
                <text:list-item>
                  <text:list text:style-name="a326">
                    <text:list-item>
                      <text:list text:style-name="a326">
                        <text:list-item>
                          <text:list text:style-name="a326">
                            <text:list-item>
                              <text:p text:style-name="a325" text:class-names="" text:cond-style-name=""><text:span text:style-name="a323" text:class-names="">Fifth level</text:span><text:span text:style-name="a32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7" presentation:style-name="a331" draw:name="Text Placeholder 3" svg:x="1.26307in" svg:y="3.42222in" svg:width="3.71945in" svg:height="3.16667in" presentation:class="outline" presentation:placeholder="false">
        <draw:text-box>
          <text:list text:style-name="a330">
            <text:list-item>
              <text:p text:style-name="a329" text:class-names="" text:cond-style-name=""><text:span text:style-name="a328" text:class-names="">Edit Master text styles</text:span></text:p>
            </text:list-item>
          </text:list>
        </draw:text-box>
        <svg:title/>
        <svg:desc/>
      </draw:frame>
      <draw:frame draw:id="id98" presentation:style-name="a335" draw:transform="translate(-0.54167in -0.16667in) rotate(-1.5708) translate(11.64801in 2.125in)" draw:name="Date Placeholder 4" svg:width="1.08333in" svg:height="0.33333in" presentation:class="date-time" presentation:placeholder="false">
        <draw:text-box>
          <text:p text:style-name="a334" text:class-names="" text:cond-style-name=""><text:span text:style-name="a332" text:class-names=""><text:date text:fixed="false" style:data-style-name="a333">1/1/2000</text:date></text:span></text:p>
        </draw:text-box>
        <svg:title/>
        <svg:desc/>
      </draw:frame>
      <draw:frame draw:id="id99" presentation:style-name="a338" draw:transform="translate(-2.11056in -0.16667in) rotate(-1.5708) translate(11.90012in 3.69389in)" draw:name="Footer Placeholder 5" svg:width="4.22112in" svg:height="0.33333in" presentation:class="footer" presentation:placeholder="false">
        <draw:text-box>
          <text:p text:style-name="a337" text:class-names="" text:cond-style-name=""><text:span text:style-name="a336" text:class-names=""/></text:p>
        </draw:text-box>
        <svg:title/>
        <svg:desc/>
      </draw:frame>
      <draw:frame draw:id="id100" presentation:style-name="a341" draw:name="Slide Number Placeholder 6" svg:x="11.32168in" svg:y="0.32341in" svg:width="0.91667in" svg:height="0.83955in" presentation:class="page-number" presentation:placeholder="false">
        <draw:text-box>
          <text:p text:style-name="a340" text:class-names="" text:cond-style-name=""><text:span text:style-name="a339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9-picTx-Picture-with-Caption" style:page-layout-name="pageLayout1" draw:style-name="a343">
      <draw:frame draw:id="id101" draw:layer="Master1-bg" draw:style-name="a344" draw:name="Picture 7" svg:x="0in" svg:y="2.9196in" svg:width="4.41493in" svg:height="4.5804in" style:rel-width="scale" style:rel-height="scale">
        <draw:image xlink:href="media/image2.png" xlink:type="simple" xlink:show="embed" xlink:actuate="onLoad"/>
        <svg:title/>
        <svg:desc/>
      </draw:frame>
      <draw:frame draw:id="id102" draw:layer="Master1-bg" draw:style-name="a345" draw:name="Picture 8" svg:x="0in" svg:y="3.16311in" svg:width="1.66493in" svg:height="2.58689in" style:rel-width="scale" style:rel-height="scale">
        <draw:image xlink:href="media/image3.png" xlink:type="simple" xlink:show="embed" xlink:actuate="onLoad"/>
        <svg:title/>
        <svg:desc/>
      </draw:frame>
      <draw:custom-shape svg:x="9.41493in" svg:y="1.83333in" svg:width="3.08333in" svg:height="3.08333in" draw:id="id103" draw:layer="Master1-bg" draw:style-name="a347" draw:name="Oval 9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04" draw:layer="Master1-bg" draw:style-name="a348" draw:name="Picture 10" svg:x="8.74826in" svg:y="0in" svg:width="1.75349in" svg:height="1.24826in" style:rel-width="scale" style:rel-height="scale">
        <draw:image xlink:href="media/image4.png" xlink:type="simple" xlink:show="embed" xlink:actuate="onLoad"/>
        <svg:title/>
        <svg:desc/>
      </draw:frame>
      <draw:frame draw:id="id105" draw:layer="Master1-bg" draw:style-name="a349" draw:name="Picture 11" svg:x="9.4115in" svg:y="6.66667in" svg:width="1.08676in" svg:height="0.83333in" style:rel-width="scale" style:rel-height="scale">
        <draw:image xlink:href="media/image5.png" xlink:type="simple" xlink:show="embed" xlink:actuate="onLoad"/>
        <svg:title/>
        <svg:desc/>
      </draw:frame>
      <draw:custom-shape svg:x="11.41493in" svg:y="0in" svg:width="0.75in" svg:height="1.25in" draw:id="id106" draw:layer="Master1-bg" draw:style-name="a350" draw:name="Rectangle 1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07" presentation:style-name="a354" draw:name="Title 1" svg:x="1.26193in" svg:y="2.02777in" svg:width="5.56967in" svg:height="1.72223in" presentation:class="title" presentation:placeholder="false">
        <draw:text-box>
          <text:p text:style-name="a353" text:class-names="" text:cond-style-name=""><text:span text:style-name="a351" text:class-names="">Click to edit Master title style</text:span><text:span text:style-name="a352" text:class-names=""/></text:p>
        </draw:text-box>
        <svg:title/>
        <svg:desc/>
      </draw:frame>
      <draw:frame draw:id="id108" presentation:style-name="a358" draw:name="Picture Placeholder 2" svg:x="7.60012in" svg:y="1.25in" svg:width="3.5in" svg:height="5in" presentation:class="graphic" presentation:placeholder="false">
        <draw:text-box>
          <text:p text:style-name="a357" text:class-names="" text:cond-style-name=""><text:span text:style-name="a355" text:class-names="">Click icon to add picture</text:span><text:span text:style-name="a356" text:class-names=""/></text:p>
        </draw:text-box>
        <svg:title/>
        <svg:desc/>
      </draw:frame>
      <draw:frame draw:id="id109" presentation:style-name="a362" draw:name="Text Placeholder 3" svg:x="1.26307in" svg:y="4in" svg:width="5.561in" svg:height="1.5in" presentation:class="outline" presentation:placeholder="false">
        <draw:text-box>
          <text:list text:style-name="a361">
            <text:list-item>
              <text:p text:style-name="a360" text:class-names="" text:cond-style-name=""><text:span text:style-name="a359" text:class-names="">Edit Master text styles</text:span></text:p>
            </text:list-item>
          </text:list>
        </draw:text-box>
        <svg:title/>
        <svg:desc/>
      </draw:frame>
      <draw:frame draw:id="id110" presentation:style-name="a366" draw:transform="translate(-0.54167in -0.16667in) rotate(-1.5708) translate(11.64801in 2.125in)" draw:name="Date Placeholder 4" svg:width="1.08333in" svg:height="0.33333in" presentation:class="date-time" presentation:placeholder="false">
        <draw:text-box>
          <text:p text:style-name="a365" text:class-names="" text:cond-style-name=""><text:span text:style-name="a363" text:class-names=""><text:date text:fixed="false" style:data-style-name="a364">1/1/2000</text:date></text:span></text:p>
        </draw:text-box>
        <svg:title/>
        <svg:desc/>
      </draw:frame>
      <draw:frame draw:id="id111" presentation:style-name="a369" draw:transform="translate(-2.11056in -0.16667in) rotate(-1.5708) translate(11.90012in 3.69389in)" draw:name="Footer Placeholder 5" svg:width="4.22112in" svg:height="0.33333in" presentation:class="footer" presentation:placeholder="false">
        <draw:text-box>
          <text:p text:style-name="a368" text:class-names="" text:cond-style-name=""><text:span text:style-name="a367" text:class-names=""/></text:p>
        </draw:text-box>
        <svg:title/>
        <svg:desc/>
      </draw:frame>
      <draw:frame draw:id="id112" presentation:style-name="a372" draw:name="Slide Number Placeholder 6" svg:x="11.32168in" svg:y="0.32341in" svg:width="0.91667in" svg:height="0.83955in" presentation:class="page-number" presentation:placeholder="false">
        <draw:text-box>
          <text:p text:style-name="a371" text:class-names="" text:cond-style-name=""><text:span text:style-name="a370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0-cust-Panoramic-Picture-with-Caption" style:page-layout-name="pageLayout1" draw:style-name="a374">
      <draw:frame draw:id="id113" draw:layer="Master1-bg" draw:style-name="a375" draw:name="Picture 7" svg:x="0in" svg:y="2.9196in" svg:width="4.41493in" svg:height="4.5804in" style:rel-width="scale" style:rel-height="scale">
        <draw:image xlink:href="media/image2.png" xlink:type="simple" xlink:show="embed" xlink:actuate="onLoad"/>
        <svg:title/>
        <svg:desc/>
      </draw:frame>
      <draw:frame draw:id="id114" draw:layer="Master1-bg" draw:style-name="a376" draw:name="Picture 8" svg:x="0in" svg:y="3.16311in" svg:width="1.66493in" svg:height="2.58689in" style:rel-width="scale" style:rel-height="scale">
        <draw:image xlink:href="media/image3.png" xlink:type="simple" xlink:show="embed" xlink:actuate="onLoad"/>
        <svg:title/>
        <svg:desc/>
      </draw:frame>
      <draw:custom-shape svg:x="9.41493in" svg:y="1.83333in" svg:width="3.08333in" svg:height="3.08333in" draw:id="id115" draw:layer="Master1-bg" draw:style-name="a378" draw:name="Oval 9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16" draw:layer="Master1-bg" draw:style-name="a379" draw:name="Picture 10" svg:x="8.74826in" svg:y="0in" svg:width="1.75349in" svg:height="1.24826in" style:rel-width="scale" style:rel-height="scale">
        <draw:image xlink:href="media/image4.png" xlink:type="simple" xlink:show="embed" xlink:actuate="onLoad"/>
        <svg:title/>
        <svg:desc/>
      </draw:frame>
      <draw:frame draw:id="id117" draw:layer="Master1-bg" draw:style-name="a380" draw:name="Picture 11" svg:x="9.4115in" svg:y="6.66667in" svg:width="1.08676in" svg:height="0.83333in" style:rel-width="scale" style:rel-height="scale">
        <draw:image xlink:href="media/image5.png" xlink:type="simple" xlink:show="embed" xlink:actuate="onLoad"/>
        <svg:title/>
        <svg:desc/>
      </draw:frame>
      <draw:custom-shape svg:x="11.41493in" svg:y="0in" svg:width="0.75in" svg:height="1.25in" draw:id="id118" draw:layer="Master1-bg" draw:style-name="a381" draw:name="Rectangle 1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19" presentation:style-name="a385" draw:name="Title 1" svg:x="1.26308in" svg:y="5.24999in" svg:width="9.65186in" svg:height="0.61979in" presentation:class="title" presentation:placeholder="false">
        <draw:text-box>
          <text:p text:style-name="a384" text:class-names="" text:cond-style-name=""><text:span text:style-name="a382" text:class-names="">Click to edit Master title style</text:span><text:span text:style-name="a383" text:class-names=""/></text:p>
        </draw:text-box>
        <svg:title/>
        <svg:desc/>
      </draw:frame>
      <draw:frame draw:id="id120" presentation:style-name="a389" draw:name="Picture Placeholder 2" svg:x="1.26307in" svg:y="0.75in" svg:width="9.65186in" svg:height="3.98148in" presentation:class="graphic" presentation:placeholder="false">
        <draw:text-box>
          <text:p text:style-name="a388" text:class-names="" text:cond-style-name=""><text:span text:style-name="a386" text:class-names="">Click icon to add picture</text:span><text:span text:style-name="a387" text:class-names=""/></text:p>
        </draw:text-box>
        <svg:title/>
        <svg:desc/>
      </draw:frame>
      <draw:frame draw:id="id121" presentation:style-name="a393" draw:name="Text Placeholder 3" svg:x="1.26308in" svg:y="5.86978in" svg:width="9.65185in" svg:height="0.53993in" presentation:class="outline" presentation:placeholder="false">
        <draw:text-box>
          <text:list text:style-name="a392">
            <text:list-item>
              <text:p text:style-name="a391" text:class-names="" text:cond-style-name=""><text:span text:style-name="a390" text:class-names="">Edit Master text styles</text:span></text:p>
            </text:list-item>
          </text:list>
        </draw:text-box>
        <svg:title/>
        <svg:desc/>
      </draw:frame>
      <draw:frame draw:id="id122" presentation:style-name="a397" draw:transform="translate(-0.54167in -0.16667in) rotate(-1.5708) translate(11.64801in 2.125in)" draw:name="Date Placeholder 4" svg:width="1.08333in" svg:height="0.33333in" presentation:class="date-time" presentation:placeholder="false">
        <draw:text-box>
          <text:p text:style-name="a396" text:class-names="" text:cond-style-name=""><text:span text:style-name="a394" text:class-names=""><text:date text:fixed="false" style:data-style-name="a395">1/1/2000</text:date></text:span></text:p>
        </draw:text-box>
        <svg:title/>
        <svg:desc/>
      </draw:frame>
      <draw:frame draw:id="id123" presentation:style-name="a400" draw:transform="translate(-2.11056in -0.16667in) rotate(-1.5708) translate(11.90012in 3.69389in)" draw:name="Footer Placeholder 5" svg:width="4.22112in" svg:height="0.33333in" presentation:class="footer" presentation:placeholder="false">
        <draw:text-box>
          <text:p text:style-name="a399" text:class-names="" text:cond-style-name=""><text:span text:style-name="a398" text:class-names=""/></text:p>
        </draw:text-box>
        <svg:title/>
        <svg:desc/>
      </draw:frame>
      <draw:frame draw:id="id124" presentation:style-name="a403" draw:name="Slide Number Placeholder 6" svg:x="11.32168in" svg:y="0.32341in" svg:width="0.91667in" svg:height="0.83955in" presentation:class="page-number" presentation:placeholder="false">
        <draw:text-box>
          <text:p text:style-name="a402" text:class-names="" text:cond-style-name=""><text:span text:style-name="a401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1-cust-Title-and-Caption" style:page-layout-name="pageLayout1" draw:style-name="a405">
      <draw:frame draw:id="id125" draw:layer="Master1-bg" draw:style-name="a406" draw:name="Picture 6" svg:x="0in" svg:y="2.9196in" svg:width="4.41493in" svg:height="4.5804in" style:rel-width="scale" style:rel-height="scale">
        <draw:image xlink:href="media/image2.png" xlink:type="simple" xlink:show="embed" xlink:actuate="onLoad"/>
        <svg:title/>
        <svg:desc/>
      </draw:frame>
      <draw:frame draw:id="id126" draw:layer="Master1-bg" draw:style-name="a407" draw:name="Picture 8" svg:x="0in" svg:y="3.16311in" svg:width="1.66493in" svg:height="2.58689in" style:rel-width="scale" style:rel-height="scale">
        <draw:image xlink:href="media/image3.png" xlink:type="simple" xlink:show="embed" xlink:actuate="onLoad"/>
        <svg:title/>
        <svg:desc/>
      </draw:frame>
      <draw:custom-shape svg:x="9.41493in" svg:y="1.83333in" svg:width="3.08333in" svg:height="3.08333in" draw:id="id127" draw:layer="Master1-bg" draw:style-name="a409" draw:name="Oval 9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28" draw:layer="Master1-bg" draw:style-name="a410" draw:name="Picture 10" svg:x="8.74826in" svg:y="0in" svg:width="1.75349in" svg:height="1.24826in" style:rel-width="scale" style:rel-height="scale">
        <draw:image xlink:href="media/image4.png" xlink:type="simple" xlink:show="embed" xlink:actuate="onLoad"/>
        <svg:title/>
        <svg:desc/>
      </draw:frame>
      <draw:frame draw:id="id129" draw:layer="Master1-bg" draw:style-name="a411" draw:name="Picture 11" svg:x="9.4115in" svg:y="6.66667in" svg:width="1.08676in" svg:height="0.83333in" style:rel-width="scale" style:rel-height="scale">
        <draw:image xlink:href="media/image5.png" xlink:type="simple" xlink:show="embed" xlink:actuate="onLoad"/>
        <svg:title/>
        <svg:desc/>
      </draw:frame>
      <draw:custom-shape svg:x="11.41493in" svg:y="0in" svg:width="0.75in" svg:height="1.25in" draw:id="id130" draw:layer="Master1-bg" draw:style-name="a412" draw:name="Rectangle 1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1" presentation:style-name="a416" draw:name="Title 1" svg:x="1.26307in" svg:y="1.58333in" svg:width="9.65186in" svg:height="2.16667in" presentation:class="title" presentation:placeholder="false">
        <draw:text-box>
          <text:p text:style-name="a415" text:class-names="" text:cond-style-name=""><text:span text:style-name="a413" text:class-names="">Click to edit Master title style</text:span><text:span text:style-name="a414" text:class-names=""/></text:p>
        </draw:text-box>
        <svg:title/>
        <svg:desc/>
      </draw:frame>
      <draw:frame draw:id="id132" presentation:style-name="a420" draw:name="Text Placeholder 3" svg:x="1.26307in" svg:y="4in" svg:width="9.65186in" svg:height="2.58333in" presentation:class="outline" presentation:placeholder="false">
        <draw:text-box>
          <text:list text:style-name="a419">
            <text:list-item>
              <text:p text:style-name="a418" text:class-names="" text:cond-style-name=""><text:span text:style-name="a417" text:class-names="">Edit Master text styles</text:span></text:p>
            </text:list-item>
          </text:list>
        </draw:text-box>
        <svg:title/>
        <svg:desc/>
      </draw:frame>
      <draw:frame draw:id="id133" presentation:style-name="a424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423" text:class-names="" text:cond-style-name=""><text:span text:style-name="a421" text:class-names=""><text:date text:fixed="false" style:data-style-name="a422">1/1/2000</text:date></text:span></text:p>
        </draw:text-box>
        <svg:title/>
        <svg:desc/>
      </draw:frame>
      <draw:frame draw:id="id134" presentation:style-name="a427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426" text:class-names="" text:cond-style-name=""><text:span text:style-name="a425" text:class-names=""/></text:p>
        </draw:text-box>
        <svg:title/>
        <svg:desc/>
      </draw:frame>
      <draw:frame draw:id="id135" presentation:style-name="a430" draw:name="Slide Number Placeholder 5" svg:x="11.32168in" svg:y="0.32341in" svg:width="0.91667in" svg:height="0.83955in" presentation:class="page-number" presentation:placeholder="false">
        <draw:text-box>
          <text:p text:style-name="a429" text:class-names="" text:cond-style-name=""><text:span text:style-name="a428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2-cust-Quote-with-Caption" style:page-layout-name="pageLayout1" draw:style-name="a432">
      <draw:frame draw:id="id136" draw:layer="Master1-bg" draw:style-name="a433" draw:name="Picture 12" svg:x="0in" svg:y="2.9196in" svg:width="4.41493in" svg:height="4.5804in" style:rel-width="scale" style:rel-height="scale">
        <draw:image xlink:href="media/image2.png" xlink:type="simple" xlink:show="embed" xlink:actuate="onLoad"/>
        <svg:title/>
        <svg:desc/>
      </draw:frame>
      <draw:frame draw:id="id137" draw:layer="Master1-bg" draw:style-name="a434" draw:name="Picture 13" svg:x="0in" svg:y="3.16311in" svg:width="1.66493in" svg:height="2.58689in" style:rel-width="scale" style:rel-height="scale">
        <draw:image xlink:href="media/image3.png" xlink:type="simple" xlink:show="embed" xlink:actuate="onLoad"/>
        <svg:title/>
        <svg:desc/>
      </draw:frame>
      <draw:custom-shape svg:x="9.41493in" svg:y="1.83333in" svg:width="3.08333in" svg:height="3.08333in" draw:id="id138" draw:layer="Master1-bg" draw:style-name="a436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39" draw:layer="Master1-bg" draw:style-name="a437" draw:name="Picture 16" svg:x="8.74826in" svg:y="0in" svg:width="1.75349in" svg:height="1.24826in" style:rel-width="scale" style:rel-height="scale">
        <draw:image xlink:href="media/image4.png" xlink:type="simple" xlink:show="embed" xlink:actuate="onLoad"/>
        <svg:title/>
        <svg:desc/>
      </draw:frame>
      <draw:frame draw:id="id140" draw:layer="Master1-bg" draw:style-name="a438" draw:name="Picture 17" svg:x="9.4115in" svg:y="6.66667in" svg:width="1.08676in" svg:height="0.83333in" style:rel-width="scale" style:rel-height="scale">
        <draw:image xlink:href="media/image5.png" xlink:type="simple" xlink:show="embed" xlink:actuate="onLoad"/>
        <svg:title/>
        <svg:desc/>
      </draw:frame>
      <draw:custom-shape svg:x="11.41493in" svg:y="0in" svg:width="0.75in" svg:height="1.25in" draw:id="id141" draw:layer="Master1-bg" draw:style-name="a439" draw:name="Rectangle 1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42" presentation:style-name="a443" draw:name="Title 1" svg:x="1.72222in" svg:y="1.58333in" svg:width="8.74816in" svg:height="2.54087in" presentation:class="title" presentation:placeholder="false">
        <draw:text-box>
          <text:p text:style-name="a442" text:class-names="" text:cond-style-name=""><text:span text:style-name="a440" text:class-names="">Click to edit Master title style</text:span><text:span text:style-name="a441" text:class-names=""/></text:p>
        </draw:text-box>
        <svg:title/>
        <svg:desc/>
      </draw:frame>
      <draw:frame draw:id="id143" presentation:style-name="a447" draw:name="Text Placeholder 3" svg:x="2.11111in" svg:y="4.12421in" svg:width="7.96112in" svg:height="0.37421in" presentation:class="outline" presentation:placeholder="false">
        <draw:text-box>
          <text:list text:style-name="a446">
            <text:list-item>
              <text:p text:style-name="a445" text:class-names="" text:cond-style-name=""><text:span text:style-name="a444" text:class-names="">Edit Master text styles</text:span></text:p>
            </text:list-item>
          </text:list>
        </draw:text-box>
        <svg:title/>
        <svg:desc/>
      </draw:frame>
      <draw:frame draw:id="id144" presentation:style-name="a451" draw:name="Text Placeholder 3" svg:x="1.26307in" svg:y="4.75794in" svg:width="9.65186in" svg:height="1.83333in" presentation:class="outline" presentation:placeholder="false">
        <draw:text-box>
          <text:list text:style-name="a450">
            <text:list-item>
              <text:p text:style-name="a449" text:class-names="" text:cond-style-name=""><text:span text:style-name="a448" text:class-names="">Edit Master text styles</text:span></text:p>
            </text:list-item>
          </text:list>
        </draw:text-box>
        <svg:title/>
        <svg:desc/>
      </draw:frame>
      <draw:frame draw:id="id145" presentation:style-name="a455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454" text:class-names="" text:cond-style-name=""><text:span text:style-name="a452" text:class-names=""><text:date text:fixed="false" style:data-style-name="a453">1/1/2000</text:date></text:span></text:p>
        </draw:text-box>
        <svg:title/>
        <svg:desc/>
      </draw:frame>
      <draw:frame draw:id="id146" presentation:style-name="a458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457" text:class-names="" text:cond-style-name=""><text:span text:style-name="a456" text:class-names=""/></text:p>
        </draw:text-box>
        <svg:title/>
        <svg:desc/>
      </draw:frame>
      <draw:frame draw:id="id147" presentation:style-name="a461" draw:name="Slide Number Placeholder 5" svg:x="11.32168in" svg:y="0.32341in" svg:width="0.91667in" svg:height="0.83955in" presentation:class="page-number" presentation:placeholder="false">
        <draw:text-box>
          <text:p text:style-name="a460" text:class-names="" text:cond-style-name=""><text:span text:style-name="a459" text:class-names=""><text:page-number style:num-format="1" text:fixed="false">‹#›</text:page-number></text:span></text:p>
        </draw:text-box>
        <svg:title/>
        <svg:desc/>
      </draw:frame>
      <draw:frame draw:id="id148" draw:style-name="a464" draw:name="TextBox 11" svg:x="0.98239in" svg:y="1.06218in" svg:width="0.87698in" svg:height="2.15417in">
        <draw:text-box>
          <text:p text:style-name="a463" text:class-names="" text:cond-style-name=""><text:span text:style-name="a462" text:class-names="">“</text:span></text:p>
        </draw:text-box>
        <svg:title/>
        <svg:desc/>
      </draw:frame>
      <draw:frame draw:id="id149" draw:style-name="a467" draw:name="TextBox 14" svg:x="10.20395in" svg:y="2.85847in" svg:width="0.87698in" svg:height="2.15417in">
        <draw:text-box>
          <text:p text:style-name="a466" text:class-names="" text:cond-style-name=""><text:span text:style-name="a465" text:class-names="">”</text:span></text:p>
        </draw:text-box>
        <svg:title/>
        <svg:desc/>
      </draw:frame>
    </style:master-page>
    <style:master-page style:name="Master1-Layout13-cust-Name-Card" style:page-layout-name="pageLayout1" draw:style-name="a469">
      <draw:frame draw:id="id150" draw:layer="Master1-bg" draw:style-name="a470" draw:name="Picture 6" svg:x="0in" svg:y="2.9196in" svg:width="4.41493in" svg:height="4.5804in" style:rel-width="scale" style:rel-height="scale">
        <draw:image xlink:href="media/image2.png" xlink:type="simple" xlink:show="embed" xlink:actuate="onLoad"/>
        <svg:title/>
        <svg:desc/>
      </draw:frame>
      <draw:frame draw:id="id151" draw:layer="Master1-bg" draw:style-name="a471" draw:name="Picture 7" svg:x="0in" svg:y="3.16311in" svg:width="1.66493in" svg:height="2.58689in" style:rel-width="scale" style:rel-height="scale">
        <draw:image xlink:href="media/image3.png" xlink:type="simple" xlink:show="embed" xlink:actuate="onLoad"/>
        <svg:title/>
        <svg:desc/>
      </draw:frame>
      <draw:custom-shape svg:x="9.41493in" svg:y="1.83333in" svg:width="3.08333in" svg:height="3.08333in" draw:id="id152" draw:layer="Master1-bg" draw:style-name="a473" draw:name="Oval 8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53" draw:layer="Master1-bg" draw:style-name="a474" draw:name="Picture 9" svg:x="8.74826in" svg:y="0in" svg:width="1.75349in" svg:height="1.24826in" style:rel-width="scale" style:rel-height="scale">
        <draw:image xlink:href="media/image4.png" xlink:type="simple" xlink:show="embed" xlink:actuate="onLoad"/>
        <svg:title/>
        <svg:desc/>
      </draw:frame>
      <draw:frame draw:id="id154" draw:layer="Master1-bg" draw:style-name="a475" draw:name="Picture 10" svg:x="9.4115in" svg:y="6.66667in" svg:width="1.08676in" svg:height="0.83333in" style:rel-width="scale" style:rel-height="scale">
        <draw:image xlink:href="media/image5.png" xlink:type="simple" xlink:show="embed" xlink:actuate="onLoad"/>
        <svg:title/>
        <svg:desc/>
      </draw:frame>
      <draw:custom-shape svg:x="11.41493in" svg:y="0in" svg:width="0.75in" svg:height="1.25in" draw:id="id155" draw:layer="Master1-bg" draw:style-name="a476" draw:name="Rectangle 1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56" presentation:style-name="a480" draw:name="Title 1" svg:x="1.26307in" svg:y="3.41667in" svg:width="9.65186in" svg:height="1.80794in" presentation:class="title" presentation:placeholder="false">
        <draw:text-box>
          <text:p text:style-name="a479" text:class-names="" text:cond-style-name=""><text:span text:style-name="a477" text:class-names="">Click to edit Master title style</text:span><text:span text:style-name="a478" text:class-names=""/></text:p>
        </draw:text-box>
        <svg:title/>
        <svg:desc/>
      </draw:frame>
      <draw:frame draw:id="id157" presentation:style-name="a484" draw:name="Text Placeholder 2" svg:x="1.26307in" svg:y="5.22461in" svg:width="9.65186in" svg:height="0.94094in" presentation:class="outline" presentation:placeholder="false">
        <draw:text-box>
          <text:list text:style-name="a483">
            <text:list-item>
              <text:p text:style-name="a482" text:class-names="" text:cond-style-name=""><text:span text:style-name="a481" text:class-names="">Edit Master text styles</text:span></text:p>
            </text:list-item>
          </text:list>
        </draw:text-box>
        <svg:title/>
        <svg:desc/>
      </draw:frame>
      <draw:frame draw:id="id158" presentation:style-name="a488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487" text:class-names="" text:cond-style-name=""><text:span text:style-name="a485" text:class-names=""><text:date text:fixed="false" style:data-style-name="a486">1/1/2000</text:date></text:span></text:p>
        </draw:text-box>
        <svg:title/>
        <svg:desc/>
      </draw:frame>
      <draw:frame draw:id="id159" presentation:style-name="a491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490" text:class-names="" text:cond-style-name=""><text:span text:style-name="a489" text:class-names=""/></text:p>
        </draw:text-box>
        <svg:title/>
        <svg:desc/>
      </draw:frame>
      <draw:frame draw:id="id160" presentation:style-name="a494" draw:name="Slide Number Placeholder 5" svg:x="11.32168in" svg:y="0.32341in" svg:width="0.91667in" svg:height="0.83955in" presentation:class="page-number" presentation:placeholder="false">
        <draw:text-box>
          <text:p text:style-name="a493" text:class-names="" text:cond-style-name=""><text:span text:style-name="a492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4-cust-3-Column" style:page-layout-name="pageLayout1" draw:style-name="a496">
      <draw:frame draw:id="id161" draw:layer="Master1-bg" draw:style-name="a497" draw:name="Picture 14" svg:x="0in" svg:y="2.9196in" svg:width="4.41493in" svg:height="4.5804in" style:rel-width="scale" style:rel-height="scale">
        <draw:image xlink:href="media/image2.png" xlink:type="simple" xlink:show="embed" xlink:actuate="onLoad"/>
        <svg:title/>
        <svg:desc/>
      </draw:frame>
      <draw:frame draw:id="id162" draw:layer="Master1-bg" draw:style-name="a498" draw:name="Picture 20" svg:x="0in" svg:y="3.16311in" svg:width="1.66493in" svg:height="2.58689in" style:rel-width="scale" style:rel-height="scale">
        <draw:image xlink:href="media/image3.png" xlink:type="simple" xlink:show="embed" xlink:actuate="onLoad"/>
        <svg:title/>
        <svg:desc/>
      </draw:frame>
      <draw:custom-shape svg:x="9.41493in" svg:y="1.83333in" svg:width="3.08333in" svg:height="3.08333in" draw:id="id163" draw:layer="Master1-bg" draw:style-name="a500" draw:name="Oval 21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64" draw:layer="Master1-bg" draw:style-name="a501" draw:name="Picture 22" svg:x="8.74826in" svg:y="0in" svg:width="1.75349in" svg:height="1.24826in" style:rel-width="scale" style:rel-height="scale">
        <draw:image xlink:href="media/image4.png" xlink:type="simple" xlink:show="embed" xlink:actuate="onLoad"/>
        <svg:title/>
        <svg:desc/>
      </draw:frame>
      <draw:frame draw:id="id165" draw:layer="Master1-bg" draw:style-name="a502" draw:name="Picture 23" svg:x="9.4115in" svg:y="6.66667in" svg:width="1.08676in" svg:height="0.83333in" style:rel-width="scale" style:rel-height="scale">
        <draw:image xlink:href="media/image5.png" xlink:type="simple" xlink:show="embed" xlink:actuate="onLoad"/>
        <svg:title/>
        <svg:desc/>
      </draw:frame>
      <draw:custom-shape svg:x="11.41493in" svg:y="0in" svg:width="0.75in" svg:height="1.25in" draw:id="id166" draw:layer="Master1-bg" draw:style-name="a503" draw:name="Rectangle 2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67" presentation:style-name="a507" draw:name="Title 1" svg:x="0.7066in" svg:y="0.4951in" svg:width="10.28513in" svg:height="1.53164in" presentation:class="title" presentation:placeholder="false">
        <draw:text-box>
          <text:p text:style-name="a506" text:class-names="" text:cond-style-name=""><text:span text:style-name="a504" text:class-names="">Click to edit Master title style</text:span><text:span text:style-name="a505" text:class-names=""/></text:p>
        </draw:text-box>
        <svg:title/>
        <svg:desc/>
      </draw:frame>
      <draw:frame draw:id="id168" presentation:style-name="a511" draw:name="Text Placeholder 2" svg:x="0.6922in" svg:y="2.16667in" svg:width="3.22273in" svg:height="0.63021in" presentation:class="outline" presentation:placeholder="false">
        <draw:text-box>
          <text:list text:style-name="a510">
            <text:list-item>
              <text:p text:style-name="a509" text:class-names="" text:cond-style-name=""><text:span text:style-name="a508" text:class-names="">Edit Master text styles</text:span></text:p>
            </text:list-item>
          </text:list>
        </draw:text-box>
        <svg:title/>
        <svg:desc/>
      </draw:frame>
      <draw:frame draw:id="id169" presentation:style-name="a515" draw:name="Text Placeholder 3" svg:x="0.71354in" svg:y="2.91667in" svg:width="3.20139in" svg:height="3.92535in" presentation:class="outline" presentation:placeholder="false">
        <draw:text-box>
          <text:list text:style-name="a514">
            <text:list-item>
              <text:p text:style-name="a513" text:class-names="" text:cond-style-name=""><text:span text:style-name="a512" text:class-names="">Edit Master text styles</text:span></text:p>
            </text:list-item>
          </text:list>
        </draw:text-box>
        <svg:title/>
        <svg:desc/>
      </draw:frame>
      <draw:frame draw:id="id170" presentation:style-name="a519" draw:name="Text Placeholder 4" svg:x="4.24722in" svg:y="2.16667in" svg:width="3.21111in" svg:height="0.63021in" presentation:class="outline" presentation:placeholder="false">
        <draw:text-box>
          <text:list text:style-name="a518">
            <text:list-item>
              <text:p text:style-name="a517" text:class-names="" text:cond-style-name=""><text:span text:style-name="a516" text:class-names="">Edit Master text styles</text:span></text:p>
            </text:list-item>
          </text:list>
        </draw:text-box>
        <svg:title/>
        <svg:desc/>
      </draw:frame>
      <draw:frame draw:id="id171" presentation:style-name="a523" draw:name="Text Placeholder 3" svg:x="4.23568in" svg:y="2.91667in" svg:width="3.22265in" svg:height="3.92535in" presentation:class="outline" presentation:placeholder="false">
        <draw:text-box>
          <text:list text:style-name="a522">
            <text:list-item>
              <text:p text:style-name="a521" text:class-names="" text:cond-style-name=""><text:span text:style-name="a520" text:class-names="">Edit Master text styles</text:span></text:p>
            </text:list-item>
          </text:list>
        </draw:text-box>
        <svg:title/>
        <svg:desc/>
      </draw:frame>
      <draw:frame draw:id="id172" presentation:style-name="a527" draw:name="Text Placeholder 4" svg:x="7.79167in" svg:y="2.16667in" svg:width="3.2066in" svg:height="0.63021in" presentation:class="outline" presentation:placeholder="false">
        <draw:text-box>
          <text:list text:style-name="a526">
            <text:list-item>
              <text:p text:style-name="a525" text:class-names="" text:cond-style-name=""><text:span text:style-name="a524" text:class-names="">Edit Master text styles</text:span></text:p>
            </text:list-item>
          </text:list>
        </draw:text-box>
        <svg:title/>
        <svg:desc/>
      </draw:frame>
      <draw:frame draw:id="id173" presentation:style-name="a531" draw:name="Text Placeholder 3" svg:x="7.79167in" svg:y="2.91667in" svg:width="3.2066in" svg:height="3.92535in" presentation:class="outline" presentation:placeholder="false">
        <draw:text-box>
          <text:list text:style-name="a530">
            <text:list-item>
              <text:p text:style-name="a529" text:class-names="" text:cond-style-name=""><text:span text:style-name="a528" text:class-names="">Edit Master text styles</text:span></text:p>
            </text:list-item>
          </text:list>
        </draw:text-box>
        <svg:title/>
        <svg:desc/>
      </draw:frame>
      <draw:connector draw:type="line" svg:x1="4.07496in" svg:y1="2.33333in" svg:x2="4.07496in" svg:y2="6.66667in" draw:id="id174" draw:style-name="a532" draw:name="Straight Connector 16">
        <svg:title/>
        <svg:desc/>
      </draw:connector>
      <draw:connector draw:type="line" svg:x1="7.61398in" svg:y1="2.33333in" svg:x2="7.61398in" svg:y2="6.67157in" draw:id="id175" draw:style-name="a533" draw:name="Straight Connector 17">
        <svg:title/>
        <svg:desc/>
      </draw:connector>
      <draw:frame draw:id="id176" presentation:style-name="a537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536" text:class-names="" text:cond-style-name=""><text:span text:style-name="a534" text:class-names=""><text:date text:fixed="false" style:data-style-name="a535">1/1/2000</text:date></text:span></text:p>
        </draw:text-box>
        <svg:title/>
        <svg:desc/>
      </draw:frame>
      <draw:frame draw:id="id177" presentation:style-name="a540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539" text:class-names="" text:cond-style-name=""><text:span text:style-name="a538" text:class-names=""/></text:p>
        </draw:text-box>
        <svg:title/>
        <svg:desc/>
      </draw:frame>
      <draw:frame draw:id="id178" presentation:style-name="a543" draw:name="Slide Number Placeholder 5" svg:x="11.32168in" svg:y="0.32341in" svg:width="0.91667in" svg:height="0.83955in" presentation:class="page-number" presentation:placeholder="false">
        <draw:text-box>
          <text:p text:style-name="a542" text:class-names="" text:cond-style-name=""><text:span text:style-name="a541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5-cust-3-Picture-Column" style:page-layout-name="pageLayout1" draw:style-name="a545">
      <draw:frame draw:id="id179" draw:layer="Master1-bg" draw:style-name="a546" draw:name="Picture 16" svg:x="0in" svg:y="2.9196in" svg:width="4.41493in" svg:height="4.5804in" style:rel-width="scale" style:rel-height="scale">
        <draw:image xlink:href="media/image2.png" xlink:type="simple" xlink:show="embed" xlink:actuate="onLoad"/>
        <svg:title/>
        <svg:desc/>
      </draw:frame>
      <draw:frame draw:id="id180" draw:layer="Master1-bg" draw:style-name="a547" draw:name="Picture 17" svg:x="0in" svg:y="3.16311in" svg:width="1.66493in" svg:height="2.58689in" style:rel-width="scale" style:rel-height="scale">
        <draw:image xlink:href="media/image3.png" xlink:type="simple" xlink:show="embed" xlink:actuate="onLoad"/>
        <svg:title/>
        <svg:desc/>
      </draw:frame>
      <draw:custom-shape svg:x="9.41493in" svg:y="1.83333in" svg:width="3.08333in" svg:height="3.08333in" draw:id="id181" draw:layer="Master1-bg" draw:style-name="a549" draw:name="Oval 20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82" draw:layer="Master1-bg" draw:style-name="a550" draw:name="Picture 24" svg:x="8.74826in" svg:y="0in" svg:width="1.75349in" svg:height="1.24826in" style:rel-width="scale" style:rel-height="scale">
        <draw:image xlink:href="media/image4.png" xlink:type="simple" xlink:show="embed" xlink:actuate="onLoad"/>
        <svg:title/>
        <svg:desc/>
      </draw:frame>
      <draw:frame draw:id="id183" draw:layer="Master1-bg" draw:style-name="a551" draw:name="Picture 25" svg:x="9.4115in" svg:y="6.66667in" svg:width="1.08676in" svg:height="0.83333in" style:rel-width="scale" style:rel-height="scale">
        <draw:image xlink:href="media/image5.png" xlink:type="simple" xlink:show="embed" xlink:actuate="onLoad"/>
        <svg:title/>
        <svg:desc/>
      </draw:frame>
      <draw:custom-shape svg:x="11.41493in" svg:y="0in" svg:width="0.75in" svg:height="1.25in" draw:id="id184" draw:layer="Master1-bg" draw:style-name="a552" draw:name="Rectangle 2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85" presentation:style-name="a556" draw:name="Title 1" svg:x="0.7066in" svg:y="0.4951in" svg:width="10.28513in" svg:height="1.53164in" presentation:class="title" presentation:placeholder="false">
        <draw:text-box>
          <text:p text:style-name="a555" text:class-names="" text:cond-style-name=""><text:span text:style-name="a553" text:class-names="">Click to edit Master title style</text:span><text:span text:style-name="a554" text:class-names=""/></text:p>
        </draw:text-box>
        <svg:title/>
        <svg:desc/>
      </draw:frame>
      <draw:frame draw:id="id186" presentation:style-name="a560" draw:name="Text Placeholder 2" svg:x="0.71354in" svg:y="4.64889in" svg:width="3.21528in" svg:height="0.63021in" presentation:class="outline" presentation:placeholder="false">
        <draw:text-box>
          <text:list text:style-name="a559">
            <text:list-item>
              <text:p text:style-name="a558" text:class-names="" text:cond-style-name=""><text:span text:style-name="a557" text:class-names="">Edit Master text styles</text:span></text:p>
            </text:list-item>
          </text:list>
        </draw:text-box>
        <svg:title/>
        <svg:desc/>
      </draw:frame>
      <draw:frame draw:id="id187" presentation:style-name="a564" draw:name="Picture Placeholder 2" svg:x="0.71354in" svg:y="2.41667in" svg:width="3.21528in" svg:height="1.66667in" presentation:class="graphic" presentation:placeholder="false">
        <draw:text-box>
          <text:p text:style-name="a563" text:class-names="" text:cond-style-name=""><text:span text:style-name="a561" text:class-names="">Click icon to add picture</text:span><text:span text:style-name="a562" text:class-names=""/></text:p>
        </draw:text-box>
        <svg:title/>
        <svg:desc/>
      </draw:frame>
      <draw:frame draw:id="id188" presentation:style-name="a568" draw:name="Text Placeholder 3" svg:x="0.71354in" svg:y="5.2791in" svg:width="3.21528in" svg:height="0.7209in" presentation:class="outline" presentation:placeholder="false">
        <draw:text-box>
          <text:list text:style-name="a567">
            <text:list-item>
              <text:p text:style-name="a566" text:class-names="" text:cond-style-name=""><text:span text:style-name="a565" text:class-names="">Edit Master text styles</text:span></text:p>
            </text:list-item>
          </text:list>
        </draw:text-box>
        <svg:title/>
        <svg:desc/>
      </draw:frame>
      <draw:frame draw:id="id189" presentation:style-name="a572" draw:name="Text Placeholder 4" svg:x="4.25347in" svg:y="4.64889in" svg:width="3.20486in" svg:height="0.63021in" presentation:class="outline" presentation:placeholder="false">
        <draw:text-box>
          <text:list text:style-name="a571">
            <text:list-item>
              <text:p text:style-name="a570" text:class-names="" text:cond-style-name=""><text:span text:style-name="a569" text:class-names="">Edit Master text styles</text:span></text:p>
            </text:list-item>
          </text:list>
        </draw:text-box>
        <svg:title/>
        <svg:desc/>
      </draw:frame>
      <draw:frame draw:id="id190" presentation:style-name="a576" draw:name="Picture Placeholder 2" svg:x="4.25347in" svg:y="2.41667in" svg:width="3.20486in" svg:height="1.66667in" presentation:class="graphic" presentation:placeholder="false">
        <draw:text-box>
          <text:p text:style-name="a575" text:class-names="" text:cond-style-name=""><text:span text:style-name="a573" text:class-names="">Click icon to add picture</text:span><text:span text:style-name="a574" text:class-names=""/></text:p>
        </draw:text-box>
        <svg:title/>
        <svg:desc/>
      </draw:frame>
      <draw:frame draw:id="id191" presentation:style-name="a580" draw:name="Text Placeholder 3" svg:x="4.25199in" svg:y="5.2791in" svg:width="3.20911in" svg:height="0.7209in" presentation:class="outline" presentation:placeholder="false">
        <draw:text-box>
          <text:list text:style-name="a579">
            <text:list-item>
              <text:p text:style-name="a578" text:class-names="" text:cond-style-name=""><text:span text:style-name="a577" text:class-names="">Edit Master text styles</text:span></text:p>
            </text:list-item>
          </text:list>
        </draw:text-box>
        <svg:title/>
        <svg:desc/>
      </draw:frame>
      <draw:frame draw:id="id192" presentation:style-name="a584" draw:name="Text Placeholder 4" svg:x="7.79167in" svg:y="4.64889in" svg:width="3.2066in" svg:height="0.63021in" presentation:class="outline" presentation:placeholder="false">
        <draw:text-box>
          <text:list text:style-name="a583">
            <text:list-item>
              <text:p text:style-name="a582" text:class-names="" text:cond-style-name=""><text:span text:style-name="a581" text:class-names="">Edit Master text styles</text:span></text:p>
            </text:list-item>
          </text:list>
        </draw:text-box>
        <svg:title/>
        <svg:desc/>
      </draw:frame>
      <draw:frame draw:id="id193" presentation:style-name="a588" draw:name="Picture Placeholder 2" svg:x="7.79167in" svg:y="2.41667in" svg:width="3.2066in" svg:height="1.66667in" presentation:class="graphic" presentation:placeholder="false">
        <draw:text-box>
          <text:p text:style-name="a587" text:class-names="" text:cond-style-name=""><text:span text:style-name="a585" text:class-names="">Click icon to add picture</text:span><text:span text:style-name="a586" text:class-names=""/></text:p>
        </draw:text-box>
        <svg:title/>
        <svg:desc/>
      </draw:frame>
      <draw:frame draw:id="id194" presentation:style-name="a592" draw:name="Text Placeholder 3" svg:x="7.79153in" svg:y="5.2791in" svg:width="3.21085in" svg:height="0.7209in" presentation:class="outline" presentation:placeholder="false">
        <draw:text-box>
          <text:list text:style-name="a591">
            <text:list-item>
              <text:p text:style-name="a590" text:class-names="" text:cond-style-name=""><text:span text:style-name="a589" text:class-names="">Edit Master text styles</text:span></text:p>
            </text:list-item>
          </text:list>
        </draw:text-box>
        <svg:title/>
        <svg:desc/>
      </draw:frame>
      <draw:connector draw:type="line" svg:x1="4.07496in" svg:y1="2.33333in" svg:x2="4.07496in" svg:y2="6.66667in" draw:id="id195" draw:style-name="a593" draw:name="Straight Connector 18">
        <svg:title/>
        <svg:desc/>
      </draw:connector>
      <draw:connector draw:type="line" svg:x1="7.61398in" svg:y1="2.33333in" svg:x2="7.61398in" svg:y2="6.67157in" draw:id="id196" draw:style-name="a594" draw:name="Straight Connector 19">
        <svg:title/>
        <svg:desc/>
      </draw:connector>
      <draw:frame draw:id="id197" presentation:style-name="a598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597" text:class-names="" text:cond-style-name=""><text:span text:style-name="a595" text:class-names=""><text:date text:fixed="false" style:data-style-name="a596">1/1/2000</text:date></text:span></text:p>
        </draw:text-box>
        <svg:title/>
        <svg:desc/>
      </draw:frame>
      <draw:frame draw:id="id198" presentation:style-name="a601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600" text:class-names="" text:cond-style-name=""><text:span text:style-name="a599" text:class-names=""/></text:p>
        </draw:text-box>
        <svg:title/>
        <svg:desc/>
      </draw:frame>
      <draw:frame draw:id="id199" presentation:style-name="a604" draw:name="Slide Number Placeholder 5" svg:x="11.32168in" svg:y="0.32341in" svg:width="0.91667in" svg:height="0.83955in" presentation:class="page-number" presentation:placeholder="false">
        <draw:text-box>
          <text:p text:style-name="a603" text:class-names="" text:cond-style-name=""><text:span text:style-name="a602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6-vertTx-Title-and-Vertical-Text" style:page-layout-name="pageLayout1" draw:style-name="a606">
      <draw:frame draw:id="id200" draw:layer="Master1-bg" draw:style-name="a607" draw:name="Picture 6" svg:x="0in" svg:y="2.9196in" svg:width="4.41493in" svg:height="4.5804in" style:rel-width="scale" style:rel-height="scale">
        <draw:image xlink:href="media/image2.png" xlink:type="simple" xlink:show="embed" xlink:actuate="onLoad"/>
        <svg:title/>
        <svg:desc/>
      </draw:frame>
      <draw:frame draw:id="id201" draw:layer="Master1-bg" draw:style-name="a608" draw:name="Picture 7" svg:x="0in" svg:y="3.16311in" svg:width="1.66493in" svg:height="2.58689in" style:rel-width="scale" style:rel-height="scale">
        <draw:image xlink:href="media/image3.png" xlink:type="simple" xlink:show="embed" xlink:actuate="onLoad"/>
        <svg:title/>
        <svg:desc/>
      </draw:frame>
      <draw:custom-shape svg:x="9.41493in" svg:y="1.83333in" svg:width="3.08333in" svg:height="3.08333in" draw:id="id202" draw:layer="Master1-bg" draw:style-name="a610" draw:name="Oval 8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203" draw:layer="Master1-bg" draw:style-name="a611" draw:name="Picture 9" svg:x="8.74826in" svg:y="0in" svg:width="1.75349in" svg:height="1.24826in" style:rel-width="scale" style:rel-height="scale">
        <draw:image xlink:href="media/image4.png" xlink:type="simple" xlink:show="embed" xlink:actuate="onLoad"/>
        <svg:title/>
        <svg:desc/>
      </draw:frame>
      <draw:frame draw:id="id204" draw:layer="Master1-bg" draw:style-name="a612" draw:name="Picture 10" svg:x="9.4115in" svg:y="6.66667in" svg:width="1.08676in" svg:height="0.83333in" style:rel-width="scale" style:rel-height="scale">
        <draw:image xlink:href="media/image5.png" xlink:type="simple" xlink:show="embed" xlink:actuate="onLoad"/>
        <svg:title/>
        <svg:desc/>
      </draw:frame>
      <draw:custom-shape svg:x="11.41493in" svg:y="0in" svg:width="0.75in" svg:height="1.25in" draw:id="id205" draw:layer="Master1-bg" draw:style-name="a613" draw:name="Rectangle 1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06" presentation:style-name="a617" draw:name="Title 1" svg:x="0.7066in" svg:y="0.4951in" svg:width="10.28513in" svg:height="1.53164in" presentation:class="title" presentation:placeholder="false">
        <draw:text-box>
          <text:p text:style-name="a616" text:class-names="" text:cond-style-name=""><text:span text:style-name="a614" text:class-names="">Click to edit Master title style</text:span><text:span text:style-name="a615" text:class-names=""/></text:p>
        </draw:text-box>
        <svg:title/>
        <svg:desc/>
      </draw:frame>
      <draw:frame draw:id="id207" presentation:style-name="a634" draw:name="Vertical Text Placeholder 2" svg:x="1.2066in" svg:y="2.2451in" svg:width="9.78406in" svg:height="4.58823in" presentation:class="outline" presentation:placeholder="false">
        <draw:text-box>
          <text:list text:style-name="a620">
            <text:list-item>
              <text:p text:style-name="a619" text:class-names="" text:cond-style-name=""><text:span text:style-name="a618" text:class-names="">Edit Master text styles</text:span></text:p>
            </text:list-item>
          </text:list>
          <text:list text:style-name="a623">
            <text:list-item>
              <text:list text:style-name="a623">
                <text:list-item>
                  <text:p text:style-name="a622" text:class-names="" text:cond-style-name=""><text:span text:style-name="a621" text:class-names="">Second level</text:span></text:p>
                </text:list-item>
              </text:list>
            </text:list-item>
          </text:list>
          <text:list text:style-name="a626">
            <text:list-item>
              <text:list text:style-name="a626">
                <text:list-item>
                  <text:list text:style-name="a626">
                    <text:list-item>
                      <text:p text:style-name="a625" text:class-names="" text:cond-style-name=""><text:span text:style-name="a624" text:class-names="">Third level</text:span></text:p>
                    </text:list-item>
                  </text:list>
                </text:list-item>
              </text:list>
            </text:list-item>
          </text:list>
          <text:list text:style-name="a629">
            <text:list-item>
              <text:list text:style-name="a629">
                <text:list-item>
                  <text:list text:style-name="a629">
                    <text:list-item>
                      <text:list text:style-name="a629">
                        <text:list-item>
                          <text:p text:style-name="a628" text:class-names="" text:cond-style-name=""><text:span text:style-name="a62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33">
            <text:list-item>
              <text:list text:style-name="a633">
                <text:list-item>
                  <text:list text:style-name="a633">
                    <text:list-item>
                      <text:list text:style-name="a633">
                        <text:list-item>
                          <text:list text:style-name="a633">
                            <text:list-item>
                              <text:p text:style-name="a632" text:class-names="" text:cond-style-name=""><text:span text:style-name="a630" text:class-names="">Fifth level</text:span><text:span text:style-name="a63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8" presentation:style-name="a638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637" text:class-names="" text:cond-style-name=""><text:span text:style-name="a635" text:class-names=""><text:date text:fixed="false" style:data-style-name="a636">1/1/2000</text:date></text:span></text:p>
        </draw:text-box>
        <svg:title/>
        <svg:desc/>
      </draw:frame>
      <draw:frame draw:id="id209" presentation:style-name="a641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640" text:class-names="" text:cond-style-name=""><text:span text:style-name="a639" text:class-names=""/></text:p>
        </draw:text-box>
        <svg:title/>
        <svg:desc/>
      </draw:frame>
      <draw:frame draw:id="id210" presentation:style-name="a644" draw:name="Slide Number Placeholder 5" svg:x="11.32168in" svg:y="0.32341in" svg:width="0.91667in" svg:height="0.83955in" presentation:class="page-number" presentation:placeholder="false">
        <draw:text-box>
          <text:p text:style-name="a643" text:class-names="" text:cond-style-name=""><text:span text:style-name="a642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7-vertTitleAndTx-Vertical-Title-and-Text" style:page-layout-name="pageLayout1" draw:style-name="a646">
      <draw:frame draw:id="id211" draw:layer="Master1-bg" draw:style-name="a647" draw:name="Picture 6" svg:x="0in" svg:y="2.9196in" svg:width="4.41493in" svg:height="4.5804in" style:rel-width="scale" style:rel-height="scale">
        <draw:image xlink:href="media/image2.png" xlink:type="simple" xlink:show="embed" xlink:actuate="onLoad"/>
        <svg:title/>
        <svg:desc/>
      </draw:frame>
      <draw:frame draw:id="id212" draw:layer="Master1-bg" draw:style-name="a648" draw:name="Picture 7" svg:x="0in" svg:y="3.16311in" svg:width="1.66493in" svg:height="2.58689in" style:rel-width="scale" style:rel-height="scale">
        <draw:image xlink:href="media/image3.png" xlink:type="simple" xlink:show="embed" xlink:actuate="onLoad"/>
        <svg:title/>
        <svg:desc/>
      </draw:frame>
      <draw:custom-shape svg:x="9.41493in" svg:y="1.83333in" svg:width="3.08333in" svg:height="3.08333in" draw:id="id213" draw:layer="Master1-bg" draw:style-name="a650" draw:name="Oval 8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214" draw:layer="Master1-bg" draw:style-name="a651" draw:name="Picture 9" svg:x="8.74826in" svg:y="0in" svg:width="1.75349in" svg:height="1.24826in" style:rel-width="scale" style:rel-height="scale">
        <draw:image xlink:href="media/image4.png" xlink:type="simple" xlink:show="embed" xlink:actuate="onLoad"/>
        <svg:title/>
        <svg:desc/>
      </draw:frame>
      <draw:frame draw:id="id215" draw:layer="Master1-bg" draw:style-name="a652" draw:name="Picture 10" svg:x="9.4115in" svg:y="6.66667in" svg:width="1.08676in" svg:height="0.83333in" style:rel-width="scale" style:rel-height="scale">
        <draw:image xlink:href="media/image5.png" xlink:type="simple" xlink:show="embed" xlink:actuate="onLoad"/>
        <svg:title/>
        <svg:desc/>
      </draw:frame>
      <draw:custom-shape svg:x="11.41493in" svg:y="0in" svg:width="0.75in" svg:height="1.25in" draw:id="id216" draw:layer="Master1-bg" draw:style-name="a653" draw:name="Rectangle 1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17" presentation:style-name="a657" draw:name="Vertical Title 1" svg:x="9.0816in" svg:y="0.47049in" svg:width="1.91667in" svg:height="6.37153in" presentation:class="title" presentation:placeholder="false">
        <draw:text-box>
          <text:p text:style-name="a656" text:class-names="" text:cond-style-name=""><text:span text:style-name="a654" text:class-names="">Click to edit Master title style</text:span><text:span text:style-name="a655" text:class-names=""/></text:p>
        </draw:text-box>
        <svg:title/>
        <svg:desc/>
      </draw:frame>
      <draw:frame draw:id="id218" presentation:style-name="a674" draw:name="Vertical Text Placeholder 2" svg:x="0.71354in" svg:y="0.97049in" svg:width="8.11805in" svg:height="5.87153in" presentation:class="outline" presentation:placeholder="false">
        <draw:text-box>
          <text:list text:style-name="a660">
            <text:list-item>
              <text:p text:style-name="a659" text:class-names="" text:cond-style-name=""><text:span text:style-name="a658" text:class-names="">Edit Master text styles</text:span></text:p>
            </text:list-item>
          </text:list>
          <text:list text:style-name="a663">
            <text:list-item>
              <text:list text:style-name="a663">
                <text:list-item>
                  <text:p text:style-name="a662" text:class-names="" text:cond-style-name=""><text:span text:style-name="a661" text:class-names="">Second level</text:span></text:p>
                </text:list-item>
              </text:list>
            </text:list-item>
          </text:list>
          <text:list text:style-name="a666">
            <text:list-item>
              <text:list text:style-name="a666">
                <text:list-item>
                  <text:list text:style-name="a666">
                    <text:list-item>
                      <text:p text:style-name="a665" text:class-names="" text:cond-style-name=""><text:span text:style-name="a664" text:class-names="">Third level</text:span></text:p>
                    </text:list-item>
                  </text:list>
                </text:list-item>
              </text:list>
            </text:list-item>
          </text:list>
          <text:list text:style-name="a669">
            <text:list-item>
              <text:list text:style-name="a669">
                <text:list-item>
                  <text:list text:style-name="a669">
                    <text:list-item>
                      <text:list text:style-name="a669">
                        <text:list-item>
                          <text:p text:style-name="a668" text:class-names="" text:cond-style-name=""><text:span text:style-name="a66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73">
            <text:list-item>
              <text:list text:style-name="a673">
                <text:list-item>
                  <text:list text:style-name="a673">
                    <text:list-item>
                      <text:list text:style-name="a673">
                        <text:list-item>
                          <text:list text:style-name="a673">
                            <text:list-item>
                              <text:p text:style-name="a672" text:class-names="" text:cond-style-name=""><text:span text:style-name="a670" text:class-names="">Fifth level</text:span><text:span text:style-name="a67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9" presentation:style-name="a678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677" text:class-names="" text:cond-style-name=""><text:span text:style-name="a675" text:class-names=""><text:date text:fixed="false" style:data-style-name="a676">1/1/2000</text:date></text:span></text:p>
        </draw:text-box>
        <svg:title/>
        <svg:desc/>
      </draw:frame>
      <draw:frame draw:id="id220" presentation:style-name="a681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680" text:class-names="" text:cond-style-name=""><text:span text:style-name="a679" text:class-names=""/></text:p>
        </draw:text-box>
        <svg:title/>
        <svg:desc/>
      </draw:frame>
      <draw:frame draw:id="id221" presentation:style-name="a684" draw:name="Slide Number Placeholder 5" svg:x="11.32168in" svg:y="0.32341in" svg:width="0.91667in" svg:height="0.83955in" presentation:class="page-number" presentation:placeholder="false">
        <draw:text-box>
          <text:p text:style-name="a683" text:class-names="" text:cond-style-name=""><text:span text:style-name="a682" text:class-names=""><text:page-number style:num-format="1" text:fixed="false">‹#›</text:page-number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Software Engineering</dc:title>
    <meta:initial-creator>Ryan Cowell</meta:initial-creator>
    <dc:creator>Ryan Cowell</dc:creator>
    <meta:creation-date>2016-10-02T17:07:30Z</meta:creation-date>
    <dc:date>2016-10-02T17:30:13Z</dc:date>
    <meta:template xlink:href="Ion" xlink:type="simple"/>
    <meta:editing-cycles>2</meta:editing-cycles>
    <meta:editing-duration>PT1363S</meta:editing-duration>
    <meta:document-statistic meta:paragraph-count="23" meta:word-count="324"/>
  </office:meta>
</office:document-meta>
</file>